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2" style:family="table-column">
      <style:table-column-properties fo:break-before="auto" style:column-width="49.8pt"/>
    </style:style>
    <style:style style:name="co3" style:family="table-column">
      <style:table-column-properties fo:break-before="auto" style:column-width="294.66pt"/>
    </style:style>
    <style:style style:name="co4" style:family="table-column">
      <style:table-column-properties fo:break-before="auto" style:column-width="51.19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181.7pt"/>
    </style:style>
    <style:style style:name="co7" style:family="table-column">
      <style:table-column-properties fo:break-before="auto" style:column-width="80.65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307.45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06pt solid #000000"/>
      <style:text-properties fo:color="#000000" style:font-name="Arial1" fo:font-size="11pt" fo:font-weight="bold" style:font-name-asian="Arial1" style:font-size-asian="11pt" style:font-size-complex="11pt"/>
    </style:style>
    <style:style style:name="ce2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</style:style>
    <style:style style:name="ce3" style:family="table-cell" style:parent-style-name="Default">
      <style:table-cell-properties fo:border-bottom="none" fo:background-color="#fdead9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</style:style>
    <style:style style:name="ce4" style:family="table-cell" style:parent-style-name="Default">
      <style:table-cell-properties fo:background-color="#fdead9"/>
      <style:text-properties fo:color="#000000" style:font-name="Arial1" fo:font-size="11pt" style:font-name-asian="Arial1" style:font-size-asian="11pt" style:font-size-complex="11pt"/>
    </style:style>
    <style:style style:name="ce5" style:family="table-cell" style:parent-style-name="Default">
      <style:table-cell-properties fo:background-color="#ffc000" fo:border="0.06pt solid #000000"/>
      <style:text-properties fo:color="#000000" style:font-name="Arial1" fo:font-size="11pt" fo:font-weight="bold" style:font-name-asian="Arial1" style:font-size-asian="11pt" style:font-size-complex="11pt"/>
    </style:style>
    <style:style style:name="ce6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</style:style>
    <style:style style:name="ce7" style:family="table-cell" style:parent-style-name="Default">
      <style:table-cell-properties fo:border-bottom="none" fo:background-color="#fdead9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  <style:map style:condition="cell-content()=&quot;Closed&quot;" style:apply-style-name="ID0EFPEM" style:base-cell-address="Freeze_Row.A1"/>
      <style:map style:condition="is-true-formula(0)" style:apply-style-name="Default" style:base-cell-address="Freeze_Row.A1"/>
    </style:style>
    <style:style style:name="ce8" style:family="table-cell" style:parent-style-name="Default">
      <style:table-cell-properties fo:border-bottom="none" fo:background-color="#fdead9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  <style:map style:condition="is-true-formula(0)" style:apply-style-name="Default" style:base-cell-address="Freeze_Row.A1"/>
      <style:map style:condition="cell-content()=&quot;Closed&quot;" style:apply-style-name="ID0E5OEM" style:base-cell-address="Freeze_Row.A1"/>
    </style:style>
    <style:style style:name="ce9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  <style:map style:condition="cell-content()=&quot;Closed&quot;" style:apply-style-name="ID0EXOEM" style:base-cell-address="Freeze_Row.A1"/>
      <style:map style:condition="is-true-formula(0)" style:apply-style-name="Default" style:base-cell-address="Freeze_Row.A1"/>
    </style:style>
    <style:style style:name="ce10" style:family="table-cell" style:parent-style-name="Default">
      <style:table-cell-properties fo:border-bottom="none" fo:background-color="#fdead9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  <style:map style:condition="cell-content()=&quot;Closed&quot;" style:apply-style-name="ID0EXOEM" style:base-cell-address="Freeze_Row.A1"/>
      <style:map style:condition="is-true-formula(0)" style:apply-style-name="Default" style:base-cell-address="Freeze_Row.A1"/>
    </style:style>
    <style:style style:name="ce11" style:family="table-cell" style:parent-style-name="Default">
      <style:table-cell-properties fo:background-color="#fdead9"/>
      <style:text-properties fo:color="#000000" style:font-name="Arial1" fo:font-size="11pt" style:font-name-asian="Arial1" style:font-size-asian="11pt" style:font-size-complex="11pt"/>
      <style:map style:condition="cell-content()=&quot;Closed&quot;" style:apply-style-name="ID0EXOEM" style:base-cell-address="Freeze_Row.A1"/>
      <style:map style:condition="is-true-formula(0)" style:apply-style-name="Default" style:base-cell-address="Freeze_Row.A1"/>
    </style:style>
    <style:style style:name="ce12" style:family="table-cell" style:parent-style-name="Default">
      <style:table-cell-properties fo:border-bottom="none" fo:background-color="#fdead9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  <style:map style:condition="cell-content()=&quot;Closed&quot;" style:apply-style-name="ID0EJOEM" style:base-cell-address="Freeze_Row.A1"/>
      <style:map style:condition="is-true-formula(0)" style:apply-style-name="Default" style:base-cell-address="Freeze_Row.A1"/>
    </style:style>
    <style:style style:name="ce13" style:family="table-cell" style:parent-style-name="Default">
      <style:text-properties fo:color="#000000" style:font-name="Arial1" fo:font-size="11pt" style:font-name-asian="Arial1" style:font-size-asian="11pt" style:font-size-complex="11pt"/>
    </style:style>
    <style:style style:name="ce14" style:family="table-cell" style:parent-style-name="Default">
      <style:table-cell-properties fo:background-color="#ffff00"/>
      <style:text-properties fo:color="#000000" style:font-name="Arial1" fo:font-size="11pt" style:font-name-asian="Arial1" style:font-size-asian="11pt" style:font-size-complex="11pt"/>
    </style:style>
    <style:style style:name="ce15" style:family="table-cell" style:parent-style-name="Default">
      <style:table-cell-properties fo:border-bottom="none" fo:background-color="#fdead9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  <style:map style:condition="cell-content()=&quot;Closed&quot;" style:apply-style-name="ID0E2NEM" style:base-cell-address="Freeze_Row.A1"/>
      <style:map style:condition="is-true-formula(0)" style:apply-style-name="Default" style:base-cell-address="Freeze_Row.A1"/>
    </style:style>
    <style:style style:name="ce16" style:family="table-cell" style:parent-style-name="Default">
      <style:table-cell-properties fo:border-bottom="none" fo:background-color="#fdead9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  <style:map style:condition="is-true-formula(0)" style:apply-style-name="Default" style:base-cell-address="Freeze_Row.A1"/>
      <style:map style:condition="cell-content()=&quot;Closed&quot;" style:apply-style-name="ID0EUNEM" style:base-cell-address="Freeze_Row.A1"/>
    </style:style>
    <style:style style:name="ce17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  <style:map style:condition="cell-content()=&quot;Closed&quot;" style:apply-style-name="ID0ENNEM" style:base-cell-address="Freeze_Row.A1"/>
      <style:map style:condition="is-true-formula(0)" style:apply-style-name="Default" style:base-cell-address="Freeze_Row.A1"/>
    </style:style>
    <style:style style:name="ce18" style:family="table-cell" style:parent-style-name="Default">
      <style:table-cell-properties fo:border-bottom="none" fo:background-color="#fdead9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  <style:map style:condition="cell-content()=&quot;Closed&quot;" style:apply-style-name="ID0ENNEM" style:base-cell-address="Freeze_Row.A1"/>
      <style:map style:condition="is-true-formula(0)" style:apply-style-name="Default" style:base-cell-address="Freeze_Row.A1"/>
    </style:style>
    <style:style style:name="ce19" style:family="table-cell" style:parent-style-name="Default">
      <style:table-cell-properties fo:background-color="#fdead9"/>
      <style:text-properties fo:color="#000000" style:font-name="Arial1" fo:font-size="11pt" style:font-name-asian="Arial1" style:font-size-asian="11pt" style:font-size-complex="11pt"/>
      <style:map style:condition="cell-content()=&quot;Closed&quot;" style:apply-style-name="ID0ENNEM" style:base-cell-address="Freeze_Row.A1"/>
      <style:map style:condition="is-true-formula(0)" style:apply-style-name="Default" style:base-cell-address="Freeze_Row.A1"/>
    </style:style>
    <style:style style:name="ce20" style:family="table-cell" style:parent-style-name="Default">
      <style:table-cell-properties fo:border-bottom="none" fo:background-color="#fdead9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  <style:map style:condition="cell-content()=&quot;Closed&quot;" style:apply-style-name="ID0E6MEM" style:base-cell-address="Freeze_Row.A1"/>
      <style:map style:condition="is-true-formula(0)" style:apply-style-name="Default" style:base-cell-address="Freeze_Row.A1"/>
    </style:style>
    <style:style style:name="ce21" style:family="table-cell" style:parent-style-name="Default">
      <style:table-cell-properties fo:background-color="#ff0000"/>
      <style:text-properties fo:color="#000000" style:font-name="Arial1" fo:font-size="11pt" style:font-name-asian="Arial1" style:font-size-asian="11pt" style:font-size-complex="11pt"/>
    </style:style>
    <style:style style:name="ce22" style:family="table-cell" style:parent-style-name="Default">
      <style:table-cell-properties fo:border-bottom="none" fo:background-color="#fdead9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  <style:map style:condition="cell-content()=&quot;Closed&quot;" style:apply-style-name="ID0E2NEM" style:base-cell-address="Freeze_Row.A1"/>
      <style:map style:condition="is-true-formula(0)" style:apply-style-name="Default" style:base-cell-address="Freeze_Row.A1"/>
    </style:style>
    <style:style style:name="ce23" style:family="table-cell" style:parent-style-name="Default">
      <style:table-cell-properties fo:border-bottom="none" fo:background-color="#fdead9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  <style:map style:condition="is-true-formula(0)" style:apply-style-name="Default" style:base-cell-address="Freeze_Row.A1"/>
      <style:map style:condition="cell-content()=&quot;Closed&quot;" style:apply-style-name="ID0EUNEM" style:base-cell-address="Freeze_Row.A1"/>
    </style:style>
    <style:style style:name="ce24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  <style:map style:condition="cell-content()=&quot;Closed&quot;" style:apply-style-name="ID0ENNEM" style:base-cell-address="Freeze_Row.A1"/>
      <style:map style:condition="is-true-formula(0)" style:apply-style-name="Default" style:base-cell-address="Freeze_Row.A1"/>
    </style:style>
    <style:style style:name="ce25" style:family="table-cell" style:parent-style-name="Default">
      <style:table-cell-properties fo:border-bottom="none" fo:background-color="#fdead9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  <style:map style:condition="cell-content()=&quot;Closed&quot;" style:apply-style-name="ID0ENNEM" style:base-cell-address="Freeze_Row.A1"/>
      <style:map style:condition="is-true-formula(0)" style:apply-style-name="Default" style:base-cell-address="Freeze_Row.A1"/>
    </style:style>
    <style:style style:name="ce26" style:family="table-cell" style:parent-style-name="Default">
      <style:table-cell-properties fo:background-color="#fdead9"/>
      <style:text-properties fo:color="#000000" style:font-name="Arial1" fo:font-size="11pt" style:font-name-asian="Arial1" style:font-size-asian="11pt" style:font-size-complex="11pt"/>
      <style:map style:condition="cell-content()=&quot;Closed&quot;" style:apply-style-name="ID0ENNEM" style:base-cell-address="Freeze_Row.A1"/>
      <style:map style:condition="is-true-formula(0)" style:apply-style-name="Default" style:base-cell-address="Freeze_Row.A1"/>
    </style:style>
    <style:style style:name="ce27" style:family="table-cell" style:parent-style-name="Default">
      <style:table-cell-properties fo:border-bottom="none" fo:background-color="#fdead9" fo:border-left="0.06pt solid #000000" fo:border-right="0.06pt solid #000000" fo:border-top="none"/>
      <style:text-properties fo:color="#000000" style:font-name="Arial1" fo:font-size="11pt" style:font-name-asian="Arial1" style:font-size-asian="11pt" style:font-size-complex="11pt"/>
      <style:map style:condition="cell-content()=&quot;Closed&quot;" style:apply-style-name="ID0E6MEM" style:base-cell-address="Freeze_Row.A1"/>
      <style:map style:condition="is-true-formula(0)" style:apply-style-name="Default" style:base-cell-address="Freeze_Row.A1"/>
    </style:style>
  </office:automatic-styles>
  <office:body>
    <office:spreadsheet>
      <table:table table:name="Freeze_Ro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Defect Id</text:p>
          </table:table-cell>
          <table:table-cell table:style-name="ce5" office:value-type="string">
            <text:p>Category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Priority</text:p>
          </table:table-cell>
          <table:table-cell table:style-name="ce5" office:value-type="string">
            <text:p>Milestone</text:p>
          </table:table-cell>
          <table:table-cell table:style-name="ce5" office:value-type="string">
            <text:p>Status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958534">
            <text:p>195853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8534&amp;group_id=169337&amp;atid=929855">ODS Crash: Converter fails to open file filter.ods 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7" office:value-type="string">
            <text:p>Fixed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954140">
            <text:p>195414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4140&amp;group_id=169337&amp;atid=929855">ODS: (Excel AddIn) "Open ODF" -&gt; crash 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957957">
            <text:p>195795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7957&amp;group_id=169337&amp;atid=929855">XLSX crash unexpected error when saving as ODS 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77080">
            <text:p>187708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080&amp;group_id=169337&amp;atid=929855">ODS: Conversion failed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98488">
            <text:p>1898488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98488&amp;group_id=169337&amp;atid=929855">Performance-Reverse Round Trip for 20 sheets pivot table not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8" office:value-type="string">
            <text:p>Fixed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74144">
            <text:p>187414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4144&amp;group_id=169337&amp;atid=929855">Round Trip Conversions Fail of Pilot_Sales.xlsx fails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8" office:value-type="string">
            <text:p>Working With Previous Code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03297">
            <text:p>180329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XLSX: duplicated chart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8" office:value-type="string">
            <text:p>Comment And Close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897719">
            <text:p>189771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XLSX: Chart lost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2</text:p>
          </table:table-cell>
          <table:table-cell table:style-name="ce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744756">
            <text:p>174475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44756&amp;group_id=169337&amp;atid=929855">XLSX: Conversion aborted (Performance)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782367">
            <text:p>178236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82367&amp;group_id=169337&amp;atid=929855">ODS: Roundtrip conversion crashes/infinite loop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02600">
            <text:p>180260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2600&amp;group_id=169337&amp;atid=929855">XLSX: Font size changed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8" office:value-type="string">
            <text:p>Fixed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30340">
            <text:p>183034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30340&amp;group_id=169337&amp;atid=929855">ODS: Performance issue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03593">
            <text:p>1803593</text:p>
          </table:table-cell>
          <table:table-cell table:style-name="ce6" office:value-type="string">
            <text:p>Excel</text:p>
          </table:table-cell>
          <table:table-cell table:style-name="ce6" office:value-type="string">
            <text:p><text:a xlink:href="https://sourceforge.net/tracker/index.php?func=detail&amp;aid=1803593&amp;group_id=169337&amp;atid=929855">XLSX: Roundtrip Conversion Times</text:a>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M1</text:p>
          </table:table-cell>
          <table:table-cell table:style-name="ce9" office:value-type="string">
            <text:p>Open</text:p>
          </table:table-cell>
          <table:table-cell table:style-name="ce14" table:number-columns-repeated="250"/>
        </table:table-row>
        <table:table-row table:style-name="ro2">
          <table:table-cell table:style-name="ce2" office:value-type="float" office:value="1802566">
            <text:p>180256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2566&amp;group_id=169337&amp;atid=929855">XLSX: Pictures lost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959342">
            <text:p>1959342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XLSX Code Signing 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777519">
            <text:p>177751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77519&amp;group_id=169337&amp;atid=929855">Command line: Update usage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77070">
            <text:p>187707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070&amp;group_id=169337&amp;atid=929855">Command line Conversion -&gt; Message is incorrect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Fixed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959349">
            <text:p>195934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9349&amp;group_id=169337&amp;atid=929855">XLSX Options dialog for en/disabling the fidelity loss dialo 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959446">
            <text:p>195944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9446&amp;group_id=169337&amp;atid=929855">XLS roundtrip: source data in chart lost 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2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873854">
            <text:p>187385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3854&amp;group_id=169337&amp;atid=929855">XLSX: negative Numbers in Dates are converted to 0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2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787480">
            <text:p>178748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87480&amp;group_id=169337&amp;atid=929855">Symbol ”’” not retained after conversion 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Comment And Close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906244">
            <text:p>190624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6244&amp;group_id=169337&amp;atid=929855">ODS: Open failure after roundtrip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907136">
            <text:p>190713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7136&amp;group_id=169337&amp;atid=929855">XLSX German Read-me contains incomplete sentences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Fixed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780009">
            <text:p>178000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80009&amp;group_id=169337&amp;atid=929855">XLSX: Parts of borders of merged cells are not retained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704269">
            <text:p>170426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04269&amp;group_id=169337&amp;atid=929855">Cell border not properly retained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772957">
            <text:p>177295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72957&amp;group_id=169337&amp;atid=929855">ODS Roundtrip manual column and row breaks lost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74669">
            <text:p>187466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External Links are not retaining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Working With Previous Code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769066">
            <text:p>176906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69066&amp;group_id=169337&amp;atid=929855">XLSX: Conversion times between 2 and 10 minutes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97965">
            <text:p>189796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97965&amp;group_id=169337&amp;atid=929855">ODS Roundtrip: Conversion times 2..10min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98009">
            <text:p>189800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98009&amp;group_id=169337&amp;atid=929855">XLSX borders in grouped columns lost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802695">
            <text:p>180269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2695&amp;group_id=169337&amp;atid=929855">XLSX: Global format of cells not retained (background..)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2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803299">
            <text:p>180329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3299&amp;group_id=169337&amp;atid=929855">XLSX: cell formatting lost (background color)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2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777584">
            <text:p>177758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77584&amp;group_id=169337&amp;atid=929855">XLSX: Freeze Pane not retained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907766">
            <text:p>190776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7766&amp;group_id=169337&amp;atid=929855">XSLX: Hyperlinks not retained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2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954118">
            <text:p>1954118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4118&amp;group_id=169337&amp;atid=929855">XLSX: AddIn dialog file type description 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Fixed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959484">
            <text:p>195948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9484&amp;group_id=169337&amp;atid=929855">XLS roundtrip: gerneral cell format changed to custom 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2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959472">
            <text:p>1959472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9472&amp;group_id=169337&amp;atid=929855">XLS roundtrip: custom cell format changed to general 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2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907127">
            <text:p>190712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7127&amp;group_id=169337&amp;atid=929855">Protected file raises "Conversion failed" message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768233">
            <text:p>1768233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68233&amp;group_id=169337&amp;atid=929855">Filters dropdown list conversion not proper-office XP/2003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2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03262">
            <text:p>1803262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3262&amp;group_id=169337&amp;atid=929855">ODS Data filter for merged cell is not properly retained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Comment And Close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03329">
            <text:p>180332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3329&amp;group_id=169337&amp;atid=929855">ODS Filters – smallest % &amp; greatest % not properly retained 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77455">
            <text:p>187745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455&amp;group_id=169337&amp;atid=929855">ODS: Cell borders not retained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835676">
            <text:p>183567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35676&amp;group_id=169337&amp;atid=929855">Cell background color is lost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2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77475">
            <text:p>187747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475&amp;group_id=169337&amp;atid=929855">ODS: pictures not retained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1</text:p>
          </table:table-cell>
          <table:table-cell table:style-name="ce10" office:value-type="string">
            <text:p>Out Of Scope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906975">
            <text:p>190697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6975&amp;group_id=169337&amp;atid=929855">XLSX: Sheet not printed after conversion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2</text:p>
          </table:table-cell>
          <table:table-cell table:style-name="ce10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781759">
            <text:p>178175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781759&amp;group_id=169337&amp;atid=929855">PPTX: OLE objects not translated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PPTX to ODP is over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794522">
            <text:p>1794522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794522&amp;group_id=169337&amp;atid=929855">ODP: Loss of shapes in scaled groups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07440">
            <text:p>1807440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07440&amp;group_id=169337&amp;atid=929855">ODP: gradient fill not retain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07452">
            <text:p>1807452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07452&amp;group_id=169337&amp;atid=929855">PPTX: slide transition not retain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PPTX to ODP is over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5049">
            <text:p>183504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5049&amp;group_id=169337&amp;atid=929855">ODP: Text of Notes not retained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5563">
            <text:p>183556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5563&amp;group_id=169337&amp;atid=929855">Animations set to grouped shapes are not retained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9500">
            <text:p>1839500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9500&amp;group_id=169337&amp;atid=929855">PPTX: Loss of paragraph spacing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43967">
            <text:p>1843967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43967&amp;group_id=169337&amp;atid=929855">PPTX: Actions (animation) not retain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Fixed and checked in <text:s/>VSS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163">
            <text:p>187716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163&amp;group_id=169337&amp;atid=929855">PPTX: Loss of brightness and contrast of a image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201">
            <text:p>1877201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201&amp;group_id=169337&amp;atid=929855">PPTX: gradient color not retained correctly </text:a>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204">
            <text:p>1877204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204&amp;group_id=169337&amp;atid=929855">PPTX: problem with gradient transparency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234">
            <text:p>1877234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234&amp;group_id=169337&amp;atid=929855">PPTX: angle of gradient fill not retain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291">
            <text:p>1877291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291&amp;group_id=169337&amp;atid=929855">PPTX: Font weight not retained correctly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299">
            <text:p>187729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299&amp;group_id=169337&amp;atid=929855">PPTX: titleslide layout lost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449">
            <text:p>187744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449&amp;group_id=169337&amp;atid=929855">ODP: Master's Textbox with gradient fill not retain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970">
            <text:p>1877970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970&amp;group_id=169337&amp;atid=929855">PPTX: problem with radial gradient direction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8023">
            <text:p>187802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8023&amp;group_id=169337&amp;atid=929855">ODP: angle of gradient fill not retain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8035">
            <text:p>187803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8035&amp;group_id=169337&amp;atid=929855">ODP: problem with radial gradient direction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8060">
            <text:p>1878060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8060&amp;group_id=169337&amp;atid=929855">ODP: Gradient fill type missmatch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8278">
            <text:p>1878278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8278&amp;group_id=169337&amp;atid=929855">PPTX: Animation Timing not retained correctly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8339">
            <text:p>187833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8339&amp;group_id=169337&amp;atid=929855">PPTX: Roundtrip:Textbox with Radial Gradient Fill lost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8348">
            <text:p>1878348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8348&amp;group_id=169337&amp;atid=929855">PPTX: Direction of Gradient Fill revers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97722">
            <text:p>1897722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97722&amp;group_id=169337&amp;atid=929855">Content used for Animation is not Retain its Alignment </text:a>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Fixed and checked in <text:s/>VSS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97751">
            <text:p>1897751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97751&amp;group_id=169337&amp;atid=929855">Animation -&gt;content in Animation with colour is not Retained </text:a>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Fixed and checked in <text:s/>VSS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97783">
            <text:p>189778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97783&amp;group_id=169337&amp;atid=929855">Save as file name is not defaulting. </text:a>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Known Issues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98596">
            <text:p>1898596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98596&amp;group_id=169337&amp;atid=929855">Grouped shapes when moved within the slide are not retained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Known Issues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03891">
            <text:p>1903891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03891&amp;group_id=169337&amp;atid=929855">Hyperlink not Retained in Reverse Round Trip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Known Issues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06989">
            <text:p>190698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06989&amp;group_id=169337&amp;atid=929855">PPTX: Custom Animation of Pictures lost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07137">
            <text:p>1907137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07137&amp;group_id=169337&amp;atid=929855">PPTX: German Readme contains incomplete sentences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0567">
            <text:p>1950567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0567&amp;group_id=169337&amp;atid=929855">ODP: Gradient fill not correctly retained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3403">
            <text:p>195340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3403&amp;group_id=169337&amp;atid=929855">PPTX: Text of Notes not retained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3423">
            <text:p>195342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3423&amp;group_id=169337&amp;atid=929855">PPT: Border line added to bitmap after conversion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3595">
            <text:p>195359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3595&amp;group_id=169337&amp;atid=929855">PPTX crash "Preparing for the Future..." conversion fails </text:a>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4186">
            <text:p>1954186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4186&amp;group_id=169337&amp;atid=929855">PPTX: Gradient fill replaced by solid filll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6012">
            <text:p>1956012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6012&amp;group_id=169337&amp;atid=929855">PPTX: Line spacing changed in Textbox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6085">
            <text:p>195608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6085&amp;group_id=169337&amp;atid=929855">ODP: content in Outline lost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8706">
            <text:p>1958706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8706&amp;group_id=169337&amp;atid=929855">PPTX roundtrip pictures in group are lost (Office 2003 only)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8729">
            <text:p>195872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8729&amp;group_id=169337&amp;atid=929855">PPTX roundtrip position of text box inside text box chang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9393">
            <text:p>195939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9393&amp;group_id=169337&amp;atid=929855">PPTX: AddIn dialog filetype description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739702">
            <text:p>1739702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739702&amp;group_id=169337&amp;atid=929855">PPTX: Default tab stops not convert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739705">
            <text:p>173970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739705&amp;group_id=169337&amp;atid=929855">PPTX: Custom tab stop positions not retain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777577">
            <text:p>1777577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777577&amp;group_id=169337&amp;atid=929855">PPTX: Bullet size not retained correctly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792217">
            <text:p>1792217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792217&amp;group_id=169337&amp;atid=929855">PPTX: No AddIn dialog box if file opened from IE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05605">
            <text:p>180560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05605&amp;group_id=169337&amp;atid=929855">PPTX: Tables not retained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4494">
            <text:p>1834494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4494&amp;group_id=169337&amp;atid=929855">PPTX Line break converted an extra line </text:a>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4510">
            <text:p>1834510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4510&amp;group_id=169337&amp;atid=929855">PPT: leading blanks are remov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5245">
            <text:p>183524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5245&amp;group_id=169337&amp;atid=929855">PPTX: Arrows pointing in wrong direction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8593">
            <text:p>183859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8593&amp;group_id=169337&amp;atid=929855">OK button not Localized on conversion window-Japanese build </text:a>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9465">
            <text:p>183946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9465&amp;group_id=169337&amp;atid=929855">PPTX: Multilevel groups' connectors and arrows not retained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9475">
            <text:p>183947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9475&amp;group_id=169337&amp;atid=929855">PPTX: Cropped images in multilevel group not retain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9621">
            <text:p>1839621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9621&amp;group_id=169337&amp;atid=929855">ODP: Multilevel groups\' arrows not retained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40356">
            <text:p>1840356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40356&amp;group_id=169337&amp;atid=929855">PPTX: Tabulator not retained after conversion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432">
            <text:p>1877432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432&amp;group_id=169337&amp;atid=929855">ODP: Connectors (lines) lost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445">
            <text:p>187744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445&amp;group_id=169337&amp;atid=929855">PPTX: List has bullets after conversion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97749">
            <text:p>189774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97749&amp;group_id=169337&amp;atid=929855">The content in single line is appearing in Two lines </text:a>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03039">
            <text:p>190303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03039&amp;group_id=169337&amp;atid=929855">Blank Space for the Underlined text are not Retained.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06981">
            <text:p>1906981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06981&amp;group_id=169337&amp;atid=929855">Folder Not Getting Deleted After Unistall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07959">
            <text:p>190795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07959&amp;group_id=169337&amp;atid=929855">PPTX: roundtrip performance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08243">
            <text:p>190824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08243&amp;group_id=169337&amp;atid=929855">ODP:Cancel of "Open with PowerP" (context menu) brings error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49726">
            <text:p>1949726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49726&amp;group_id=169337&amp;atid=929855">Performance (Loading time) improvements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0589">
            <text:p>195058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0589&amp;group_id=169337&amp;atid=929855">ODP: Tabulator not retained after conversion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3372">
            <text:p>1953372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PPTX: Roundtrip: language set to English (U.S) 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3483">
            <text:p>195348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3483&amp;group_id=169337&amp;atid=929855">PPT: Roundtrip: additional indentation add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6100">
            <text:p>1956100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6100&amp;group_id=169337&amp;atid=929855">PPT: date field in master lost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8710">
            <text:p>1958710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8710&amp;group_id=169337&amp;atid=929855">ODP leading blanks disappear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8717">
            <text:p>1958717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8717&amp;group_id=169337&amp;atid=929855">PPT Read only ppt files are not converted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8735">
            <text:p>195873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8735&amp;group_id=169337&amp;atid=929855">PPTX: text box property "resize shape to fit text" is lost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8740">
            <text:p>1958740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8740&amp;group_id=169337&amp;atid=929855">PPTX shape text rotation and font wrongly translat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9344">
            <text:p>1959344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9344&amp;group_id=169337&amp;atid=929855">PPTX Code signing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9351">
            <text:p>1959351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9351&amp;group_id=169337&amp;atid=929855">PPTX Options dialog for en/disabling the fidelity loss dialo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569331">
            <text:p>1569331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569331&amp;group_id=169337&amp;atid=966304">*** ODT: Drawing object (line/arrow) missing </text:a>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98490">
            <text:p>1898490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898490&amp;group_id=169337&amp;atid=929855">Word -Fidelity message is showing ??? for Japanese language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910">
            <text:p>1877910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877910&amp;group_id=169337&amp;atid=929855">Add Remove program- Support Info - Close Button Not Working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743365">
            <text:p>1743365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743365&amp;group_id=169337&amp;atid=966304">DOCX: Basic Shapes are not converted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6987">
            <text:p>1836987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836987&amp;group_id=169337&amp;atid=966304">Fill color and Triangle shape lost completely after conv.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16389">
            <text:p>1816389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816389&amp;group_id=169337&amp;atid=966304">ODT: draw:line is lost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16386">
            <text:p>1816386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816386&amp;group_id=169337&amp;atid=966304">DOCX: v:line is lost after conversion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741430">
            <text:p>1741430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741430&amp;group_id=169337&amp;atid=966304">DOCX: Conversion not happening for some shapes (shades)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08723">
            <text:p>1908723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908723&amp;group_id=169337&amp;atid=929855">Word - Folder/Files are not getting deleted after uninstall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5088">
            <text:p>1835088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835088&amp;group_id=169337&amp;atid=966304">DOCX Roundtrip: horizontal line becomes borders (shape) </text:a>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06222">
            <text:p>1806222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806222&amp;group_id=169337&amp;atid=966304">DOCX: Graphic elements lost </text:a>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9353">
            <text:p>1959353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DOCX Options dialog for en/disabling the fidelity loss dial 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Line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Rectangle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Text Box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Arrow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Double Arrow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Elbow Connector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Elbow Arrow Connector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Elbow Double-Arrow Connector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Curved Connector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Rounded Rectangle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Snip Single Corner 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Oval 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Isosceles Triangle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Right Triangle 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Rectangular Callout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Rounded Rectangular Callout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Process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AlternateProcess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Decision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Data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Predefined Process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Internal Storage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Document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Multi document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Terminator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Oval Callout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Right Arrow 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Left Arrow 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Up Arrow 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Down Arrow 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Trapezoid 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Can 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Cube 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Octagon 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Collate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Sort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Extract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Merge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Stored Data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Delay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Sequential Access Storage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Magnetic Disk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Direct Access Storage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Display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1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954118">
            <text:p>1954118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4118&amp;group_id=169337&amp;atid=929855">XLSX: AddIn dialog file type description 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12" office:value-type="string">
            <text:p>Fixed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907127">
            <text:p>190712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7127&amp;group_id=169337&amp;atid=929855">Protected file raises "Conversion failed" message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1</text:p>
          </table:table-cell>
          <table:table-cell table:style-name="ce12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03262">
            <text:p>1803262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3262&amp;group_id=169337&amp;atid=929855">ODS Data filter for merged cell is not properly retained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2" office:value-type="string">
            <text:p>Comment And Close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03329">
            <text:p>180332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3329&amp;group_id=169337&amp;atid=929855">ODS Filters – smallest % &amp; greatest % not properly retained 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2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77455">
            <text:p>187745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455&amp;group_id=169337&amp;atid=929855">ODS: Cell borders not retained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12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2" office:value-type="float" office:value="1877475">
            <text:p>187747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475&amp;group_id=169337&amp;atid=929855">ODS: pictures not retained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1</text:p>
          </table:table-cell>
          <table:table-cell table:style-name="ce12" office:value-type="string">
            <text:p>Out Of Scope</text:p>
          </table:table-cell>
          <table:table-cell table:style-name="ce13" table:number-columns-repeated="250"/>
        </table:table-row>
        <table:table-row table:style-name="ro1" table:number-rows-repeated="6535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eze_colum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Defect Id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Milestone</text:p>
          </table:table-cell>
          <table:table-cell table:style-name="ce1" office:value-type="string">
            <text:p>Status</text:p>
          </table:table-cell>
          <table:table-cell table:style-name="ce21" table:number-columns-repeated="250"/>
        </table:table-row>
        <table:table-row table:style-name="ro2">
          <table:table-cell table:style-name="ce3" office:value-type="float" office:value="1958534">
            <text:p>195853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8534&amp;group_id=169337&amp;atid=929855">ODS Crash: Converter fails to open file filter.ods 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15" office:value-type="string">
            <text:p>Fixed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954140">
            <text:p>195414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4140&amp;group_id=169337&amp;atid=929855">ODS: (Excel AddIn) "Open ODF" -&gt; crash 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16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957957">
            <text:p>195795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7957&amp;group_id=169337&amp;atid=929855">XLSX crash unexpected error when saving as ODS 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16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77080">
            <text:p>187708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080&amp;group_id=169337&amp;atid=929855">ODS: Conversion failed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16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98488">
            <text:p>1898488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98488&amp;group_id=169337&amp;atid=929855">Performance-Reverse Round Trip for 20 sheets pivot table not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16" office:value-type="string">
            <text:p>Fixed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74144">
            <text:p>187414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4144&amp;group_id=169337&amp;atid=929855">Round Trip Conversions Fail of Pilot_Sales.xlsx fails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16" office:value-type="string">
            <text:p>Working With Previous Code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03297">
            <text:p>180329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XLSX: duplicated chart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16" office:value-type="string">
            <text:p>Comment And Close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897719">
            <text:p>189771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XLSX: Chart lost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2</text:p>
          </table:table-cell>
          <table:table-cell table:style-name="ce16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744756">
            <text:p>174475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44756&amp;group_id=169337&amp;atid=929855">XLSX: Conversion aborted (Performance)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16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782367">
            <text:p>178236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82367&amp;group_id=169337&amp;atid=929855">ODS: Roundtrip conversion crashes/infinite loop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16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02600">
            <text:p>180260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2600&amp;group_id=169337&amp;atid=929855">XLSX: Font size changed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16" office:value-type="string">
            <text:p>Fixed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30340">
            <text:p>183034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30340&amp;group_id=169337&amp;atid=929855">ODS: Performance issue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16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6" office:value-type="float" office:value="1803593">
            <text:p>1803593</text:p>
          </table:table-cell>
          <table:table-cell table:style-name="ce6" office:value-type="string">
            <text:p>Excel</text:p>
          </table:table-cell>
          <table:table-cell table:style-name="ce6" office:value-type="string">
            <text:p><text:a xlink:href="https://sourceforge.net/tracker/index.php?func=detail&amp;aid=1803593&amp;group_id=169337&amp;atid=929855">XLSX: Roundtrip Conversion Times</text:a>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M1</text:p>
          </table:table-cell>
          <table:table-cell table:style-name="ce17" office:value-type="string">
            <text:p>Open</text:p>
          </table:table-cell>
          <table:table-cell table:style-name="ce14" table:number-columns-repeated="250"/>
        </table:table-row>
        <table:table-row table:style-name="ro2">
          <table:table-cell table:style-name="ce3" office:value-type="float" office:value="1802566">
            <text:p>180256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2566&amp;group_id=169337&amp;atid=929855">XLSX: Pictures lost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959342">
            <text:p>1959342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XLSX Code Signing 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777519">
            <text:p>177751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77519&amp;group_id=169337&amp;atid=929855">Command line: Update usage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77070">
            <text:p>187707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070&amp;group_id=169337&amp;atid=929855">Command line Conversion -&gt; Message is incorrect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Fixed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959349">
            <text:p>195934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9349&amp;group_id=169337&amp;atid=929855">XLSX Options dialog for en/disabling the fidelity loss dialo 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959446">
            <text:p>195944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9446&amp;group_id=169337&amp;atid=929855">XLS roundtrip: source data in chart lost 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2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873854">
            <text:p>187385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3854&amp;group_id=169337&amp;atid=929855">XLSX: negative Numbers in Dates are converted to 0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2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787480">
            <text:p>178748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87480&amp;group_id=169337&amp;atid=929855">Symbol ”’” not retained after conversion 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Comment And Close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906244">
            <text:p>190624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6244&amp;group_id=169337&amp;atid=929855">ODS: Open failure after roundtrip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907136">
            <text:p>190713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7136&amp;group_id=169337&amp;atid=929855">XLSX German Read-me contains incomplete sentences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Fixed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780009">
            <text:p>178000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80009&amp;group_id=169337&amp;atid=929855">XLSX: Parts of borders of merged cells are not retained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704269">
            <text:p>170426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04269&amp;group_id=169337&amp;atid=929855">Cell border not properly retained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772957">
            <text:p>177295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72957&amp;group_id=169337&amp;atid=929855">ODS Roundtrip manual column and row breaks lost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74669">
            <text:p>187466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External Links are not retaining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Working With Previous Code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769066">
            <text:p>176906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69066&amp;group_id=169337&amp;atid=929855">XLSX: Conversion times between 2 and 10 minutes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97965">
            <text:p>189796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97965&amp;group_id=169337&amp;atid=929855">ODS Roundtrip: Conversion times 2..10min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98009">
            <text:p>189800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98009&amp;group_id=169337&amp;atid=929855">XLSX borders in grouped columns lost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802695">
            <text:p>180269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2695&amp;group_id=169337&amp;atid=929855">XLSX: Global format of cells not retained (background..)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2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803299">
            <text:p>180329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3299&amp;group_id=169337&amp;atid=929855">XLSX: cell formatting lost (background color)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2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777584">
            <text:p>177758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77584&amp;group_id=169337&amp;atid=929855">XLSX: Freeze Pane not retained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907766">
            <text:p>190776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7766&amp;group_id=169337&amp;atid=929855">XSLX: Hyperlinks not retained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2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954118">
            <text:p>1954118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4118&amp;group_id=169337&amp;atid=929855">XLSX: AddIn dialog file type description 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Fixed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959484">
            <text:p>195948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9484&amp;group_id=169337&amp;atid=929855">XLS roundtrip: gerneral cell format changed to custom 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2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959472">
            <text:p>1959472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9472&amp;group_id=169337&amp;atid=929855">XLS roundtrip: custom cell format changed to general 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2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907127">
            <text:p>190712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7127&amp;group_id=169337&amp;atid=929855">Protected file raises "Conversion failed" message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768233">
            <text:p>1768233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68233&amp;group_id=169337&amp;atid=929855">Filters dropdown list conversion not proper-office XP/2003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2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03262">
            <text:p>1803262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3262&amp;group_id=169337&amp;atid=929855">ODS Data filter for merged cell is not properly retained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Comment And Close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03329">
            <text:p>180332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3329&amp;group_id=169337&amp;atid=929855">ODS Filters – smallest % &amp; greatest % not properly retained 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77455">
            <text:p>187745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455&amp;group_id=169337&amp;atid=929855">ODS: Cell borders not retained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835676">
            <text:p>183567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35676&amp;group_id=169337&amp;atid=929855">Cell background color is lost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2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77475">
            <text:p>187747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475&amp;group_id=169337&amp;atid=929855">ODS: pictures not retained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1</text:p>
          </table:table-cell>
          <table:table-cell table:style-name="ce18" office:value-type="string">
            <text:p>Out Of Scope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3" office:value-type="float" office:value="1906975">
            <text:p>190697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6975&amp;group_id=169337&amp;atid=929855">XLSX: Sheet not printed after conversion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2</text:p>
          </table:table-cell>
          <table:table-cell table:style-name="ce18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781759">
            <text:p>178175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781759&amp;group_id=169337&amp;atid=929855">PPTX: OLE objects not translated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PPTX to ODP is over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794522">
            <text:p>1794522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794522&amp;group_id=169337&amp;atid=929855">ODP: Loss of shapes in scaled groups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07440">
            <text:p>1807440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07440&amp;group_id=169337&amp;atid=929855">ODP: gradient fill not retain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07452">
            <text:p>1807452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07452&amp;group_id=169337&amp;atid=929855">PPTX: slide transition not retain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PPTX to ODP is over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5049">
            <text:p>183504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5049&amp;group_id=169337&amp;atid=929855">ODP: Text of Notes not retained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5563">
            <text:p>183556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5563&amp;group_id=169337&amp;atid=929855">Animations set to grouped shapes are not retained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9500">
            <text:p>1839500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9500&amp;group_id=169337&amp;atid=929855">PPTX: Loss of paragraph spacing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43967">
            <text:p>1843967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43967&amp;group_id=169337&amp;atid=929855">PPTX: Actions (animation) not retain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Fixed and checked in <text:s/>VSS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163">
            <text:p>187716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163&amp;group_id=169337&amp;atid=929855">PPTX: Loss of brightness and contrast of a image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201">
            <text:p>1877201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201&amp;group_id=169337&amp;atid=929855">PPTX: gradient color not retained correctly </text:a>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204">
            <text:p>1877204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204&amp;group_id=169337&amp;atid=929855">PPTX: problem with gradient transparency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234">
            <text:p>1877234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234&amp;group_id=169337&amp;atid=929855">PPTX: angle of gradient fill not retain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291">
            <text:p>1877291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291&amp;group_id=169337&amp;atid=929855">PPTX: Font weight not retained correctly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299">
            <text:p>187729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299&amp;group_id=169337&amp;atid=929855">PPTX: titleslide layout lost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449">
            <text:p>187744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449&amp;group_id=169337&amp;atid=929855">ODP: Master's Textbox with gradient fill not retain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970">
            <text:p>1877970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970&amp;group_id=169337&amp;atid=929855">PPTX: problem with radial gradient direction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8023">
            <text:p>187802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8023&amp;group_id=169337&amp;atid=929855">ODP: angle of gradient fill not retain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8035">
            <text:p>187803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8035&amp;group_id=169337&amp;atid=929855">ODP: problem with radial gradient direction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8060">
            <text:p>1878060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8060&amp;group_id=169337&amp;atid=929855">ODP: Gradient fill type missmatch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8278">
            <text:p>1878278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8278&amp;group_id=169337&amp;atid=929855">PPTX: Animation Timing not retained correctly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8339">
            <text:p>187833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8339&amp;group_id=169337&amp;atid=929855">PPTX: Roundtrip:Textbox with Radial Gradient Fill lost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8348">
            <text:p>1878348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8348&amp;group_id=169337&amp;atid=929855">PPTX: Direction of Gradient Fill revers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97722">
            <text:p>1897722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97722&amp;group_id=169337&amp;atid=929855">Content used for Animation is not Retain its Alignment </text:a>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Fixed and checked in <text:s/>VSS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97751">
            <text:p>1897751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97751&amp;group_id=169337&amp;atid=929855">Animation -&gt;content in Animation with colour is not Retained </text:a>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Fixed and checked in <text:s/>VSS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97783">
            <text:p>189778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97783&amp;group_id=169337&amp;atid=929855">Save as file name is not defaulting. </text:a>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Known Issues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98596">
            <text:p>1898596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98596&amp;group_id=169337&amp;atid=929855">Grouped shapes when moved within the slide are not retained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Known Issues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03891">
            <text:p>1903891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03891&amp;group_id=169337&amp;atid=929855">Hyperlink not Retained in Reverse Round Trip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Known Issues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06989">
            <text:p>190698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06989&amp;group_id=169337&amp;atid=929855">PPTX: Custom Animation of Pictures lost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07137">
            <text:p>1907137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07137&amp;group_id=169337&amp;atid=929855">PPTX: German Readme contains incomplete sentences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0567">
            <text:p>1950567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0567&amp;group_id=169337&amp;atid=929855">ODP: Gradient fill not correctly retained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3403">
            <text:p>195340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3403&amp;group_id=169337&amp;atid=929855">PPTX: Text of Notes not retained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3423">
            <text:p>195342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3423&amp;group_id=169337&amp;atid=929855">PPT: Border line added to bitmap after conversion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Fixed Locally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3595">
            <text:p>195359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3595&amp;group_id=169337&amp;atid=929855">PPTX crash "Preparing for the Future..." conversion fails </text:a>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4186">
            <text:p>1954186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4186&amp;group_id=169337&amp;atid=929855">PPTX: Gradient fill replaced by solid filll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6012">
            <text:p>1956012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6012&amp;group_id=169337&amp;atid=929855">PPTX: Line spacing changed in Textbox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6085">
            <text:p>195608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6085&amp;group_id=169337&amp;atid=929855">ODP: content in Outline lost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8706">
            <text:p>1958706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8706&amp;group_id=169337&amp;atid=929855">PPTX roundtrip pictures in group are lost (Office 2003 only)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8729">
            <text:p>195872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8729&amp;group_id=169337&amp;atid=929855">PPTX roundtrip position of text box inside text box chang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9393">
            <text:p>195939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9393&amp;group_id=169337&amp;atid=929855">PPTX: AddIn dialog filetype description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739702">
            <text:p>1739702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739702&amp;group_id=169337&amp;atid=929855">PPTX: Default tab stops not convert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739705">
            <text:p>173970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739705&amp;group_id=169337&amp;atid=929855">PPTX: Custom tab stop positions not retain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777577">
            <text:p>1777577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777577&amp;group_id=169337&amp;atid=929855">PPTX: Bullet size not retained correctly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792217">
            <text:p>1792217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792217&amp;group_id=169337&amp;atid=929855">PPTX: No AddIn dialog box if file opened from IE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05605">
            <text:p>180560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05605&amp;group_id=169337&amp;atid=929855">PPTX: Tables not retained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4494">
            <text:p>1834494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4494&amp;group_id=169337&amp;atid=929855">PPTX Line break converted an extra line </text:a>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4510">
            <text:p>1834510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4510&amp;group_id=169337&amp;atid=929855">PPT: leading blanks are remov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5245">
            <text:p>183524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5245&amp;group_id=169337&amp;atid=929855">PPTX: Arrows pointing in wrong direction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8593">
            <text:p>183859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8593&amp;group_id=169337&amp;atid=929855">OK button not Localized on conversion window-Japanese build </text:a>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9465">
            <text:p>183946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9465&amp;group_id=169337&amp;atid=929855">PPTX: Multilevel groups' connectors and arrows not retained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9475">
            <text:p>183947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9475&amp;group_id=169337&amp;atid=929855">PPTX: Cropped images in multilevel group not retain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9621">
            <text:p>1839621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39621&amp;group_id=169337&amp;atid=929855">ODP: Multilevel groups\' arrows not retained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40356">
            <text:p>1840356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40356&amp;group_id=169337&amp;atid=929855">PPTX: Tabulator not retained after conversion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432">
            <text:p>1877432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432&amp;group_id=169337&amp;atid=929855">ODP: Connectors (lines) lost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445">
            <text:p>187744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77445&amp;group_id=169337&amp;atid=929855">PPTX: List has bullets after conversion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97749">
            <text:p>189774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897749&amp;group_id=169337&amp;atid=929855">The content in single line is appearing in Two lines </text:a>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03039">
            <text:p>190303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03039&amp;group_id=169337&amp;atid=929855">Blank Space for the Underlined text are not Retained.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06981">
            <text:p>1906981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06981&amp;group_id=169337&amp;atid=929855">Folder Not Getting Deleted After Unistall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07959">
            <text:p>190795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07959&amp;group_id=169337&amp;atid=929855">PPTX: roundtrip performance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08243">
            <text:p>190824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08243&amp;group_id=169337&amp;atid=929855">ODP:Cancel of "Open with PowerP" (context menu) brings error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49726">
            <text:p>1949726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49726&amp;group_id=169337&amp;atid=929855">Performance (Loading time) improvements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0589">
            <text:p>1950589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0589&amp;group_id=169337&amp;atid=929855">ODP: Tabulator not retained after conversion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3372">
            <text:p>1953372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PPTX: Roundtrip: language set to English (U.S) 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3483">
            <text:p>1953483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3483&amp;group_id=169337&amp;atid=929855">PPT: Roundtrip: additional indentation add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6100">
            <text:p>1956100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6100&amp;group_id=169337&amp;atid=929855">PPT: date field in master lost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8710">
            <text:p>1958710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8710&amp;group_id=169337&amp;atid=929855">ODP leading blanks disappear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8717">
            <text:p>1958717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8717&amp;group_id=169337&amp;atid=929855">PPT Read only ppt files are not converted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8735">
            <text:p>1958735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8735&amp;group_id=169337&amp;atid=929855">PPTX: text box property "resize shape to fit text" is lost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8740">
            <text:p>1958740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8740&amp;group_id=169337&amp;atid=929855">PPTX shape text rotation and font wrongly translated </text:a>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9344">
            <text:p>1959344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9344&amp;group_id=169337&amp;atid=929855">PPTX Code signing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9351">
            <text:p>1959351</text:p>
          </table:table-cell>
          <table:table-cell table:style-name="ce4" office:value-type="string">
            <text:p>PPT</text:p>
          </table:table-cell>
          <table:table-cell table:style-name="ce4" office:value-type="string">
            <text:p><text:a xlink:href="https://sourceforge.net/tracker/index.php?func=detail&amp;aid=1959351&amp;group_id=169337&amp;atid=929855">PPTX Options dialog for en/disabling the fidelity loss dialo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569331">
            <text:p>1569331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569331&amp;group_id=169337&amp;atid=966304">*** ODT: Drawing object (line/arrow) missing </text:a>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98490">
            <text:p>1898490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898490&amp;group_id=169337&amp;atid=929855">Word -Fidelity message is showing ??? for Japanese language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77910">
            <text:p>1877910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877910&amp;group_id=169337&amp;atid=929855">Add Remove program- Support Info - Close Button Not Working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743365">
            <text:p>1743365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743365&amp;group_id=169337&amp;atid=966304">DOCX: Basic Shapes are not converted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6987">
            <text:p>1836987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836987&amp;group_id=169337&amp;atid=966304">Fill color and Triangle shape lost completely after conv.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16389">
            <text:p>1816389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816389&amp;group_id=169337&amp;atid=966304">ODT: draw:line is lost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16386">
            <text:p>1816386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816386&amp;group_id=169337&amp;atid=966304">DOCX: v:line is lost after conversion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741430">
            <text:p>1741430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741430&amp;group_id=169337&amp;atid=966304">DOCX: Conversion not happening for some shapes (shades) </text:a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08723">
            <text:p>1908723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908723&amp;group_id=169337&amp;atid=929855">Word - Folder/Files are not getting deleted after uninstall </text:a>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35088">
            <text:p>1835088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835088&amp;group_id=169337&amp;atid=966304">DOCX Roundtrip: horizontal line becomes borders (shape) </text:a>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806222">
            <text:p>1806222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<text:a xlink:href="https://sourceforge.net/tracker/index.php?func=detail&amp;aid=1806222&amp;group_id=169337&amp;atid=966304">DOCX: Graphic elements lost </text:a>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float" office:value="1959353">
            <text:p>1959353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DOCX Options dialog for en/disabling the fidelity loss dial 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Line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Rectangle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Text Box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Arrow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Double Arrow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Elbow Connector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Elbow Arrow Connector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Elbow Double-Arrow Connector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Curved Connector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Rounded Rectangle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Snip Single Corner 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Oval 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Isosceles Triangle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Right Triangle 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Rectangular Callout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Rounded Rectangular Callout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Process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AlternateProcess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Decision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Data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Predefined Process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Internal Storage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Document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Multi document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Terminator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Oval Callout</text:p>
          </table:table-cell>
          <table:table-cell table:style-name="ce4"/>
          <table:table-cell table:style-name="ce4" office:value-type="string">
            <text:p>M1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Right Arrow 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Left Arrow 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Up Arrow 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Down Arrow 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Trapezoid 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Can 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Cube 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Octagon 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Collate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Sort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Extract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Merge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Stored Data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Delay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Sequential Access Storage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Magnetic Disk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Direct Access Storage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 table:visibility="collapse">
          <table:table-cell table:style-name="ce4" office:value-type="string">
            <text:p>Shape</text:p>
          </table:table-cell>
          <table:table-cell table:style-name="ce4" office:value-type="string">
            <text:p>Word</text:p>
          </table:table-cell>
          <table:table-cell table:style-name="ce4" office:value-type="string">
            <text:p>FlowChart: Display</text:p>
          </table:table-cell>
          <table:table-cell table:style-name="ce4"/>
          <table:table-cell table:style-name="ce4" office:value-type="string">
            <text:p>M2</text:p>
          </table:table-cell>
          <table:table-cell table:style-name="ce19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907136">
            <text:p>190713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7136&amp;group_id=169337&amp;atid=929855">XLSX German Read-me contains incomplete sentences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0" office:value-type="string">
            <text:p>Fixed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780009">
            <text:p>178000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80009&amp;group_id=169337&amp;atid=929855">XLSX: Parts of borders of merged cells are not retained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704269">
            <text:p>170426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04269&amp;group_id=169337&amp;atid=929855">Cell border not properly retained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772957">
            <text:p>177295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72957&amp;group_id=169337&amp;atid=929855">ODS Roundtrip manual column and row breaks lost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74669">
            <text:p>187466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External Links are not retaining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0" office:value-type="string">
            <text:p>Working With Previous Code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769066">
            <text:p>176906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69066&amp;group_id=169337&amp;atid=929855">XLSX: Conversion times between 2 and 10 minutes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97965">
            <text:p>189796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97965&amp;group_id=169337&amp;atid=929855">ODS Roundtrip: Conversion times 2..10min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98009">
            <text:p>189800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98009&amp;group_id=169337&amp;atid=929855">XLSX borders in grouped columns lost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2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777584">
            <text:p>177758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77584&amp;group_id=169337&amp;atid=929855">XLSX: Freeze Pane not retained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2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954118">
            <text:p>1954118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4118&amp;group_id=169337&amp;atid=929855">XLSX: AddIn dialog file type description 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20" office:value-type="string">
            <text:p>Fixed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907127">
            <text:p>190712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7127&amp;group_id=169337&amp;atid=929855">Protected file raises "Conversion failed" message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1</text:p>
          </table:table-cell>
          <table:table-cell table:style-name="ce2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03262">
            <text:p>1803262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3262&amp;group_id=169337&amp;atid=929855">ODS Data filter for merged cell is not properly retained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0" office:value-type="string">
            <text:p>Comment And Close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03329">
            <text:p>180332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3329&amp;group_id=169337&amp;atid=929855">ODS Filters – smallest % &amp; greatest % not properly retained 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77455">
            <text:p>187745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455&amp;group_id=169337&amp;atid=929855">ODS: Cell borders not retained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20" office:value-type="string">
            <text:p>Open</text:p>
          </table:table-cell>
          <table:table-cell table:style-name="ce13" table:number-columns-repeated="250"/>
        </table:table-row>
        <table:table-row table:style-name="ro2">
          <table:table-cell table:style-name="ce3" office:value-type="float" office:value="1877475">
            <text:p>187747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475&amp;group_id=169337&amp;atid=929855">ODS: pictures not retained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1</text:p>
          </table:table-cell>
          <table:table-cell table:style-name="ce20" office:value-type="string">
            <text:p>Out Of Scope</text:p>
          </table:table-cell>
          <table:table-cell table:style-name="ce13" table:number-columns-repeated="250"/>
        </table:table-row>
        <table:table-row table:style-name="ro1" table:number-rows-repeated="653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eze_Row_Column" table:style-name="ta1" table:print="false">
        <office:forms form:automatic-focus="false" form:apply-design-mode="false"/>
        <table:table-column table:style-name="co8" table:number-columns-repeated="2" table:default-cell-style-name="ce4"/>
        <table:table-column table:style-name="co9" table:default-cell-style-name="ce4"/>
        <table:table-column table:style-name="co8" table:number-columns-repeated="2" table:default-cell-style-name="ce4"/>
        <table:table-column table:style-name="co8" table:default-cell-style-name="ce26"/>
        <table:table-row table:style-name="ro1">
          <table:table-cell table:style-name="ce1" office:value-type="string">
            <text:p>Defect Id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Milestone</text:p>
          </table:table-cell>
          <table:table-cell table:style-name="ce1" office:value-type="string">
            <text:p>Status</text:p>
          </table:table-cell>
        </table:table-row>
        <table:table-row table:style-name="ro3">
          <table:table-cell table:style-name="ce3" office:value-type="float" office:value="1958534">
            <text:p>195853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8534&amp;group_id=169337&amp;atid=929855">ODS Crash: Converter fails to open file filter.ods 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22" office:value-type="string">
            <text:p>Fixed</text:p>
          </table:table-cell>
        </table:table-row>
        <table:table-row table:style-name="ro3">
          <table:table-cell table:style-name="ce3" office:value-type="float" office:value="1954140">
            <text:p>195414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4140&amp;group_id=169337&amp;atid=929855">ODS: (Excel AddIn) "Open ODF" -&gt; crash 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23" office:value-type="string">
            <text:p>Open</text:p>
          </table:table-cell>
        </table:table-row>
        <table:table-row table:style-name="ro3">
          <table:table-cell table:style-name="ce3" office:value-type="float" office:value="1957957">
            <text:p>195795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7957&amp;group_id=169337&amp;atid=929855">XLSX crash unexpected error when saving as ODS 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23" office:value-type="string">
            <text:p>Open</text:p>
          </table:table-cell>
        </table:table-row>
        <table:table-row table:style-name="ro3">
          <table:table-cell table:style-name="ce3" office:value-type="float" office:value="1877080">
            <text:p>187708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080&amp;group_id=169337&amp;atid=929855">ODS: Conversion failed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23" office:value-type="string">
            <text:p>Open</text:p>
          </table:table-cell>
        </table:table-row>
        <table:table-row table:style-name="ro3">
          <table:table-cell table:style-name="ce3" office:value-type="float" office:value="1898488">
            <text:p>1898488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98488&amp;group_id=169337&amp;atid=929855">Performance-Reverse Round Trip for 20 sheets pivot table not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23" office:value-type="string">
            <text:p>Fixed</text:p>
          </table:table-cell>
        </table:table-row>
        <table:table-row table:style-name="ro3">
          <table:table-cell table:style-name="ce3" office:value-type="float" office:value="1874144">
            <text:p>187414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4144&amp;group_id=169337&amp;atid=929855">Round Trip Conversions Fail of Pilot_Sales.xlsx fails</text:a>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M1</text:p>
          </table:table-cell>
          <table:table-cell table:style-name="ce23" office:value-type="string">
            <text:p>Working With Previous Code</text:p>
          </table:table-cell>
        </table:table-row>
        <table:table-row table:style-name="ro3">
          <table:table-cell table:style-name="ce3" office:value-type="float" office:value="1803297">
            <text:p>180329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XLSX: duplicated chart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23" office:value-type="string">
            <text:p>Comment And Close</text:p>
          </table:table-cell>
        </table:table-row>
        <table:table-row table:style-name="ro3">
          <table:table-cell table:style-name="ce3" office:value-type="float" office:value="1897719">
            <text:p>189771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XLSX: Chart lost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2</text:p>
          </table:table-cell>
          <table:table-cell table:style-name="ce23" office:value-type="string">
            <text:p>Open</text:p>
          </table:table-cell>
        </table:table-row>
        <table:table-row table:style-name="ro3">
          <table:table-cell table:style-name="ce3" office:value-type="float" office:value="1744756">
            <text:p>174475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44756&amp;group_id=169337&amp;atid=929855">XLSX: Conversion aborted (Performance)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23" office:value-type="string">
            <text:p>Open</text:p>
          </table:table-cell>
        </table:table-row>
        <table:table-row table:style-name="ro3">
          <table:table-cell table:style-name="ce3" office:value-type="float" office:value="1782367">
            <text:p>178236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82367&amp;group_id=169337&amp;atid=929855">ODS: Roundtrip conversion crashes/infinite loop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23" office:value-type="string">
            <text:p>Open</text:p>
          </table:table-cell>
        </table:table-row>
        <table:table-row table:style-name="ro3">
          <table:table-cell table:style-name="ce3" office:value-type="float" office:value="1802600">
            <text:p>180260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2600&amp;group_id=169337&amp;atid=929855">XLSX: Font size changed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23" office:value-type="string">
            <text:p>Fixed</text:p>
          </table:table-cell>
        </table:table-row>
        <table:table-row table:style-name="ro3">
          <table:table-cell table:style-name="ce3" office:value-type="float" office:value="1830340">
            <text:p>183034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30340&amp;group_id=169337&amp;atid=929855">ODS: Performance issue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23" office:value-type="string">
            <text:p>Open</text:p>
          </table:table-cell>
        </table:table-row>
        <table:table-row table:style-name="ro3">
          <table:table-cell table:style-name="ce6" office:value-type="float" office:value="1803593">
            <text:p>1803593</text:p>
          </table:table-cell>
          <table:table-cell table:style-name="ce6" office:value-type="string">
            <text:p>Excel</text:p>
          </table:table-cell>
          <table:table-cell table:style-name="ce6" office:value-type="string">
            <text:p><text:a xlink:href="https://sourceforge.net/tracker/index.php?func=detail&amp;aid=1803593&amp;group_id=169337&amp;atid=929855">XLSX: Roundtrip Conversion Times</text:a>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M1</text:p>
          </table:table-cell>
          <table:table-cell table:style-name="ce24" office:value-type="string">
            <text:p>Open</text:p>
          </table:table-cell>
        </table:table-row>
        <table:table-row table:style-name="ro3">
          <table:table-cell table:style-name="ce3" office:value-type="float" office:value="1802566">
            <text:p>180256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2566&amp;group_id=169337&amp;atid=929855">XLSX: Pictures lost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959342">
            <text:p>1959342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XLSX Code Signing 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777519">
            <text:p>177751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77519&amp;group_id=169337&amp;atid=929855">Command line: Update usage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877070">
            <text:p>187707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070&amp;group_id=169337&amp;atid=929855">Command line Conversion -&gt; Message is incorrect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Fixed</text:p>
          </table:table-cell>
        </table:table-row>
        <table:table-row table:style-name="ro3">
          <table:table-cell table:style-name="ce3" office:value-type="float" office:value="1959349">
            <text:p>195934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9349&amp;group_id=169337&amp;atid=929855">XLSX Options dialog for en/disabling the fidelity loss dialo </text:a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959446">
            <text:p>195944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9446&amp;group_id=169337&amp;atid=929855">XLS roundtrip: source data in chart lost 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2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873854">
            <text:p>187385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3854&amp;group_id=169337&amp;atid=929855">XLSX: negative Numbers in Dates are converted to 0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2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787480">
            <text:p>1787480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87480&amp;group_id=169337&amp;atid=929855">Symbol ”’” not retained after conversion 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Comment And Close</text:p>
          </table:table-cell>
        </table:table-row>
        <table:table-row table:style-name="ro3">
          <table:table-cell table:style-name="ce3" office:value-type="float" office:value="1906244">
            <text:p>190624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6244&amp;group_id=169337&amp;atid=929855">ODS: Open failure after roundtrip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907136">
            <text:p>190713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7136&amp;group_id=169337&amp;atid=929855">XLSX German Read-me contains incomplete sentences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Fixed</text:p>
          </table:table-cell>
        </table:table-row>
        <table:table-row table:style-name="ro3">
          <table:table-cell table:style-name="ce3" office:value-type="float" office:value="1780009">
            <text:p>178000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80009&amp;group_id=169337&amp;atid=929855">XLSX: Parts of borders of merged cells are not retained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704269">
            <text:p>170426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04269&amp;group_id=169337&amp;atid=929855">Cell border not properly retained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772957">
            <text:p>177295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72957&amp;group_id=169337&amp;atid=929855">ODS Roundtrip manual column and row breaks lost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874669">
            <text:p>187466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External Links are not retaining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Working With Previous Code</text:p>
          </table:table-cell>
        </table:table-row>
        <table:table-row table:style-name="ro3">
          <table:table-cell table:style-name="ce3" office:value-type="float" office:value="1769066">
            <text:p>176906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69066&amp;group_id=169337&amp;atid=929855">XLSX: Conversion times between 2 and 10 minutes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897965">
            <text:p>189796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97965&amp;group_id=169337&amp;atid=929855">ODS Roundtrip: Conversion times 2..10min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898009">
            <text:p>189800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98009&amp;group_id=169337&amp;atid=929855">XLSX borders in grouped columns lost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802695">
            <text:p>180269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2695&amp;group_id=169337&amp;atid=929855">XLSX: Global format of cells not retained (background..)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2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803299">
            <text:p>180329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3299&amp;group_id=169337&amp;atid=929855">XLSX: cell formatting lost (background color)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2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777584">
            <text:p>177758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77584&amp;group_id=169337&amp;atid=929855">XLSX: Freeze Pane not retained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907766">
            <text:p>190776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7766&amp;group_id=169337&amp;atid=929855">XSLX: Hyperlinks not retained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2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954118">
            <text:p>1954118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4118&amp;group_id=169337&amp;atid=929855">XLSX: AddIn dialog file type description 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Fixed</text:p>
          </table:table-cell>
        </table:table-row>
        <table:table-row table:style-name="ro3">
          <table:table-cell table:style-name="ce3" office:value-type="float" office:value="1959484">
            <text:p>195948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9484&amp;group_id=169337&amp;atid=929855">XLS roundtrip: gerneral cell format changed to custom 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2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959472">
            <text:p>1959472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9472&amp;group_id=169337&amp;atid=929855">XLS roundtrip: custom cell format changed to general 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2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907127">
            <text:p>190712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7127&amp;group_id=169337&amp;atid=929855">Protected file raises "Conversion failed" message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768233">
            <text:p>1768233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68233&amp;group_id=169337&amp;atid=929855">Filters dropdown list conversion not proper-office XP/2003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2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803262">
            <text:p>1803262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3262&amp;group_id=169337&amp;atid=929855">ODS Data filter for merged cell is not properly retained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Comment And Close</text:p>
          </table:table-cell>
        </table:table-row>
        <table:table-row table:style-name="ro3">
          <table:table-cell table:style-name="ce3" office:value-type="float" office:value="1803329">
            <text:p>180332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3329&amp;group_id=169337&amp;atid=929855">ODS Filters – smallest % &amp; greatest % not properly retained 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877455">
            <text:p>187745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455&amp;group_id=169337&amp;atid=929855">ODS: Cell borders not retained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835676">
            <text:p>183567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35676&amp;group_id=169337&amp;atid=929855">Cell background color is lost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2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table:style-name="ce3" office:value-type="float" office:value="1877475">
            <text:p>187747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475&amp;group_id=169337&amp;atid=929855">ODS: pictures not retained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1</text:p>
          </table:table-cell>
          <table:table-cell table:style-name="ce25" office:value-type="string">
            <text:p>Out Of Scope</text:p>
          </table:table-cell>
        </table:table-row>
        <table:table-row table:style-name="ro3">
          <table:table-cell table:style-name="ce3" office:value-type="float" office:value="1906975">
            <text:p>190697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6975&amp;group_id=169337&amp;atid=929855">XLSX: Sheet not printed after conversion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2</text:p>
          </table:table-cell>
          <table:table-cell table:style-name="ce25" office:value-type="string">
            <text:p>Open</text:p>
          </table:table-cell>
        </table:table-row>
        <table:table-row table:style-name="ro3">
          <table:table-cell office:value-type="float" office:value="1781759">
            <text:p>1781759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781759&amp;group_id=169337&amp;atid=929855">PPTX: OLE objects not translated </text:a></text:p>
          </table:table-cell>
          <table:table-cell office:value-type="float" office:value="8">
            <text:p>8</text:p>
          </table:table-cell>
          <table:table-cell office:value-type="string">
            <text:p>M1</text:p>
          </table:table-cell>
          <table:table-cell office:value-type="string">
            <text:p>PPTX to ODP is over</text:p>
          </table:table-cell>
        </table:table-row>
        <table:table-row table:style-name="ro3">
          <table:table-cell office:value-type="float" office:value="1794522">
            <text:p>1794522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794522&amp;group_id=169337&amp;atid=929855">ODP: Loss of shapes in scaled groups </text:a></text:p>
          </table:table-cell>
          <table:table-cell office:value-type="float" office:value="8">
            <text:p>8</text:p>
          </table:table-cell>
          <table:table-cell office:value-type="string">
            <text:p>M1</text:p>
          </table:table-cell>
          <table:table-cell office:value-type="string">
            <text:p>Fixed Locally</text:p>
          </table:table-cell>
        </table:table-row>
        <table:table-row table:style-name="ro3">
          <table:table-cell office:value-type="float" office:value="1807440">
            <text:p>1807440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07440&amp;group_id=169337&amp;atid=929855">ODP: gradient fill not retained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07452">
            <text:p>1807452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07452&amp;group_id=169337&amp;atid=929855">PPTX: slide transition not retained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PPTX to ODP is over</text:p>
          </table:table-cell>
        </table:table-row>
        <table:table-row table:style-name="ro3">
          <table:table-cell office:value-type="float" office:value="1835049">
            <text:p>1835049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35049&amp;group_id=169337&amp;atid=929855">ODP: Text of Notes not retained </text:a></text:p>
          </table:table-cell>
          <table:table-cell office:value-type="float" office:value="7">
            <text:p>7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35563">
            <text:p>1835563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35563&amp;group_id=169337&amp;atid=929855">Animations set to grouped shapes are not retained </text:a></text:p>
          </table:table-cell>
          <table:table-cell office:value-type="float" office:value="7">
            <text:p>7</text:p>
          </table:table-cell>
          <table:table-cell office:value-type="string">
            <text:p>M1</text:p>
          </table:table-cell>
          <table:table-cell office:value-type="string">
            <text:p>Fixed Locally</text:p>
          </table:table-cell>
        </table:table-row>
        <table:table-row table:style-name="ro3">
          <table:table-cell office:value-type="float" office:value="1839500">
            <text:p>1839500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39500&amp;group_id=169337&amp;atid=929855">PPTX: Loss of paragraph spacing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Fixed Locally</text:p>
          </table:table-cell>
        </table:table-row>
        <table:table-row table:style-name="ro3">
          <table:table-cell office:value-type="float" office:value="1843967">
            <text:p>1843967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43967&amp;group_id=169337&amp;atid=929855">PPTX: Actions (animation) not retained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Fixed and checked in <text:s/>VSS</text:p>
          </table:table-cell>
        </table:table-row>
        <table:table-row table:style-name="ro3">
          <table:table-cell office:value-type="float" office:value="1877163">
            <text:p>1877163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77163&amp;group_id=169337&amp;atid=929855">PPTX: Loss of brightness and contrast of a image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Fixed Locally</text:p>
          </table:table-cell>
        </table:table-row>
        <table:table-row table:style-name="ro3">
          <table:table-cell office:value-type="float" office:value="1877201">
            <text:p>1877201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77201&amp;group_id=169337&amp;atid=929855">PPTX: gradient color not retained correctly </text:a></text:p>
          </table:table-cell>
          <table:table-cell office:value-type="float" office:value="5">
            <text:p>5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77204">
            <text:p>1877204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77204&amp;group_id=169337&amp;atid=929855">PPTX: problem with gradient transparency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77234">
            <text:p>1877234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77234&amp;group_id=169337&amp;atid=929855">PPTX: angle of gradient fill not retained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Fixed Locally</text:p>
          </table:table-cell>
        </table:table-row>
        <table:table-row table:style-name="ro3">
          <table:table-cell office:value-type="float" office:value="1877291">
            <text:p>1877291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77291&amp;group_id=169337&amp;atid=929855">PPTX: Font weight not retained correctly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77299">
            <text:p>1877299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77299&amp;group_id=169337&amp;atid=929855">PPTX: titleslide layout lost </text:a></text:p>
          </table:table-cell>
          <table:table-cell office:value-type="float" office:value="7">
            <text:p>7</text:p>
          </table:table-cell>
          <table:table-cell office:value-type="string">
            <text:p>M1</text:p>
          </table:table-cell>
          <table:table-cell office:value-type="string">
            <text:p>Fixed Locally</text:p>
          </table:table-cell>
        </table:table-row>
        <table:table-row table:style-name="ro3">
          <table:table-cell office:value-type="float" office:value="1877449">
            <text:p>1877449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77449&amp;group_id=169337&amp;atid=929855">ODP: Master's Textbox with gradient fill not retained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77970">
            <text:p>1877970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77970&amp;group_id=169337&amp;atid=929855">PPTX: problem with radial gradient direction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78023">
            <text:p>1878023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78023&amp;group_id=169337&amp;atid=929855">ODP: angle of gradient fill not retained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Fixed Locally</text:p>
          </table:table-cell>
        </table:table-row>
        <table:table-row table:style-name="ro3">
          <table:table-cell office:value-type="float" office:value="1878035">
            <text:p>1878035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78035&amp;group_id=169337&amp;atid=929855">ODP: problem with radial gradient direction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78060">
            <text:p>1878060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78060&amp;group_id=169337&amp;atid=929855">ODP: Gradient fill type missmatch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78278">
            <text:p>1878278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78278&amp;group_id=169337&amp;atid=929855">PPTX: Animation Timing not retained correctly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78339">
            <text:p>1878339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78339&amp;group_id=169337&amp;atid=929855">PPTX: Roundtrip:Textbox with Radial Gradient Fill lost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78348">
            <text:p>1878348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78348&amp;group_id=169337&amp;atid=929855">PPTX: Direction of Gradient Fill reversed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97722">
            <text:p>1897722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97722&amp;group_id=169337&amp;atid=929855">Content used for Animation is not Retain its Alignment </text:a></text:p>
          </table:table-cell>
          <table:table-cell office:value-type="float" office:value="5">
            <text:p>5</text:p>
          </table:table-cell>
          <table:table-cell office:value-type="string">
            <text:p>M1</text:p>
          </table:table-cell>
          <table:table-cell office:value-type="string">
            <text:p>Fixed and checked in <text:s/>VSS</text:p>
          </table:table-cell>
        </table:table-row>
        <table:table-row table:style-name="ro3">
          <table:table-cell office:value-type="float" office:value="1897751">
            <text:p>1897751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97751&amp;group_id=169337&amp;atid=929855">Animation -&gt;content in Animation with colour is not Retained </text:a></text:p>
          </table:table-cell>
          <table:table-cell office:value-type="float" office:value="5">
            <text:p>5</text:p>
          </table:table-cell>
          <table:table-cell office:value-type="string">
            <text:p>M1</text:p>
          </table:table-cell>
          <table:table-cell office:value-type="string">
            <text:p>Fixed and checked in <text:s/>VSS</text:p>
          </table:table-cell>
        </table:table-row>
        <table:table-row table:style-name="ro3">
          <table:table-cell office:value-type="float" office:value="1897783">
            <text:p>1897783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97783&amp;group_id=169337&amp;atid=929855">Save as file name is not defaulting. </text:a></text:p>
          </table:table-cell>
          <table:table-cell office:value-type="float" office:value="5">
            <text:p>5</text:p>
          </table:table-cell>
          <table:table-cell office:value-type="string">
            <text:p>M1</text:p>
          </table:table-cell>
          <table:table-cell office:value-type="string">
            <text:p>Known Issues</text:p>
          </table:table-cell>
        </table:table-row>
        <table:table-row table:style-name="ro3">
          <table:table-cell office:value-type="float" office:value="1898596">
            <text:p>1898596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98596&amp;group_id=169337&amp;atid=929855">Grouped shapes when moved within the slide are not retained </text:a></text:p>
          </table:table-cell>
          <table:table-cell office:value-type="float" office:value="7">
            <text:p>7</text:p>
          </table:table-cell>
          <table:table-cell office:value-type="string">
            <text:p>M1</text:p>
          </table:table-cell>
          <table:table-cell office:value-type="string">
            <text:p>Known Issues</text:p>
          </table:table-cell>
        </table:table-row>
        <table:table-row table:style-name="ro3">
          <table:table-cell office:value-type="float" office:value="1903891">
            <text:p>1903891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03891&amp;group_id=169337&amp;atid=929855">Hyperlink not Retained in Reverse Round Trip </text:a></text:p>
          </table:table-cell>
          <table:table-cell office:value-type="float" office:value="7">
            <text:p>7</text:p>
          </table:table-cell>
          <table:table-cell office:value-type="string">
            <text:p>M1</text:p>
          </table:table-cell>
          <table:table-cell office:value-type="string">
            <text:p>Known Issues</text:p>
          </table:table-cell>
        </table:table-row>
        <table:table-row table:style-name="ro3">
          <table:table-cell office:value-type="float" office:value="1906989">
            <text:p>1906989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06989&amp;group_id=169337&amp;atid=929855">PPTX: Custom Animation of Pictures lost </text:a></text:p>
          </table:table-cell>
          <table:table-cell office:value-type="float" office:value="7">
            <text:p>7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07137">
            <text:p>1907137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07137&amp;group_id=169337&amp;atid=929855">PPTX: German Readme contains incomplete sentences </text:a></text:p>
          </table:table-cell>
          <table:table-cell office:value-type="float" office:value="7">
            <text:p>7</text:p>
          </table:table-cell>
          <table:table-cell office:value-type="string">
            <text:p>M1</text:p>
          </table:table-cell>
          <table:table-cell office:value-type="string">
            <text:p>Fixed Locally</text:p>
          </table:table-cell>
        </table:table-row>
        <table:table-row table:style-name="ro3">
          <table:table-cell office:value-type="float" office:value="1950567">
            <text:p>1950567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0567&amp;group_id=169337&amp;atid=929855">ODP: Gradient fill not correctly retained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3403">
            <text:p>1953403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3403&amp;group_id=169337&amp;atid=929855">PPTX: Text of Notes not retained </text:a></text:p>
          </table:table-cell>
          <table:table-cell office:value-type="float" office:value="7">
            <text:p>7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3423">
            <text:p>1953423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3423&amp;group_id=169337&amp;atid=929855">PPT: Border line added to bitmap after conversion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Fixed Locally</text:p>
          </table:table-cell>
        </table:table-row>
        <table:table-row table:style-name="ro3">
          <table:table-cell office:value-type="float" office:value="1953595">
            <text:p>1953595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3595&amp;group_id=169337&amp;atid=929855">PPTX crash "Preparing for the Future..." conversion fails </text:a></text:p>
          </table:table-cell>
          <table:table-cell office:value-type="float" office:value="9">
            <text:p>9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4186">
            <text:p>1954186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4186&amp;group_id=169337&amp;atid=929855">PPTX: Gradient fill replaced by solid filll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6012">
            <text:p>1956012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6012&amp;group_id=169337&amp;atid=929855">PPTX: Line spacing changed in Textbox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6085">
            <text:p>1956085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6085&amp;group_id=169337&amp;atid=929855">ODP: content in Outline lost </text:a></text:p>
          </table:table-cell>
          <table:table-cell office:value-type="float" office:value="7">
            <text:p>7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8706">
            <text:p>1958706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8706&amp;group_id=169337&amp;atid=929855">PPTX roundtrip pictures in group are lost (Office 2003 only) </text:a></text:p>
          </table:table-cell>
          <table:table-cell office:value-type="float" office:value="7">
            <text:p>7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8729">
            <text:p>1958729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8729&amp;group_id=169337&amp;atid=929855">PPTX roundtrip position of text box inside text box changed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9393">
            <text:p>1959393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9393&amp;group_id=169337&amp;atid=929855">PPTX: AddIn dialog filetype description </text:a></text:p>
          </table:table-cell>
          <table:table-cell office:value-type="float" office:value="6">
            <text:p>6</text:p>
          </table:table-cell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739702">
            <text:p>1739702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739702&amp;group_id=169337&amp;atid=929855">PPTX: Default tab stops not converted </text:a></text:p>
          </table:table-cell>
          <table:table-cell office:value-type="float" office:value="6">
            <text:p>6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739705">
            <text:p>1739705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739705&amp;group_id=169337&amp;atid=929855">PPTX: Custom tab stop positions not retained </text:a></text:p>
          </table:table-cell>
          <table:table-cell office:value-type="float" office:value="6">
            <text:p>6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777577">
            <text:p>1777577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777577&amp;group_id=169337&amp;atid=929855">PPTX: Bullet size not retained correctly </text:a></text:p>
          </table:table-cell>
          <table:table-cell office:value-type="float" office:value="6">
            <text:p>6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792217">
            <text:p>1792217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792217&amp;group_id=169337&amp;atid=929855">PPTX: No AddIn dialog box if file opened from IE </text:a></text:p>
          </table:table-cell>
          <table:table-cell office:value-type="float" office:value="8">
            <text:p>8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05605">
            <text:p>1805605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05605&amp;group_id=169337&amp;atid=929855">PPTX: Tables not retained </text:a></text:p>
          </table:table-cell>
          <table:table-cell office:value-type="float" office:value="8">
            <text:p>8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34494">
            <text:p>1834494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34494&amp;group_id=169337&amp;atid=929855">PPTX Line break converted an extra line </text:a></text:p>
          </table:table-cell>
          <table:table-cell office:value-type="float" office:value="2">
            <text:p>2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34510">
            <text:p>1834510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34510&amp;group_id=169337&amp;atid=929855">PPT: leading blanks are removed </text:a></text:p>
          </table:table-cell>
          <table:table-cell office:value-type="float" office:value="6">
            <text:p>6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35245">
            <text:p>1835245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35245&amp;group_id=169337&amp;atid=929855">PPTX: Arrows pointing in wrong direction </text:a></text:p>
          </table:table-cell>
          <table:table-cell office:value-type="float" office:value="6">
            <text:p>6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38593">
            <text:p>1838593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38593&amp;group_id=169337&amp;atid=929855">OK button not Localized on conversion window-Japanese build </text:a></text:p>
          </table:table-cell>
          <table:table-cell office:value-type="float" office:value="5">
            <text:p>5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39465">
            <text:p>1839465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39465&amp;group_id=169337&amp;atid=929855">PPTX: Multilevel groups' connectors and arrows not retained </text:a></text:p>
          </table:table-cell>
          <table:table-cell office:value-type="float" office:value="7">
            <text:p>7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39475">
            <text:p>1839475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39475&amp;group_id=169337&amp;atid=929855">PPTX: Cropped images in multilevel group not retained </text:a></text:p>
          </table:table-cell>
          <table:table-cell office:value-type="float" office:value="6">
            <text:p>6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39621">
            <text:p>1839621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39621&amp;group_id=169337&amp;atid=929855">ODP: Multilevel groups\' arrows not retained </text:a></text:p>
          </table:table-cell>
          <table:table-cell office:value-type="float" office:value="7">
            <text:p>7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40356">
            <text:p>1840356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40356&amp;group_id=169337&amp;atid=929855">PPTX: Tabulator not retained after conversion </text:a></text:p>
          </table:table-cell>
          <table:table-cell office:value-type="float" office:value="6">
            <text:p>6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77432">
            <text:p>1877432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77432&amp;group_id=169337&amp;atid=929855">ODP: Connectors (lines) lost </text:a></text:p>
          </table:table-cell>
          <table:table-cell office:value-type="float" office:value="7">
            <text:p>7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77445">
            <text:p>1877445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77445&amp;group_id=169337&amp;atid=929855">PPTX: List has bullets after conversion </text:a></text:p>
          </table:table-cell>
          <table:table-cell office:value-type="float" office:value="6">
            <text:p>6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97749">
            <text:p>1897749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897749&amp;group_id=169337&amp;atid=929855">The content in single line is appearing in Two lines </text:a></text:p>
          </table:table-cell>
          <table:table-cell office:value-type="float" office:value="5">
            <text:p>5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03039">
            <text:p>1903039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03039&amp;group_id=169337&amp;atid=929855">Blank Space for the Underlined text are not Retained. </text:a></text:p>
          </table:table-cell>
          <table:table-cell office:value-type="float" office:value="6">
            <text:p>6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06981">
            <text:p>1906981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06981&amp;group_id=169337&amp;atid=929855">Folder Not Getting Deleted After Unistall </text:a></text:p>
          </table:table-cell>
          <table:table-cell office:value-type="float" office:value="7">
            <text:p>7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07959">
            <text:p>1907959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07959&amp;group_id=169337&amp;atid=929855">PPTX: roundtrip performance </text:a></text:p>
          </table:table-cell>
          <table:table-cell office:value-type="float" office:value="6">
            <text:p>6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08243">
            <text:p>1908243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08243&amp;group_id=169337&amp;atid=929855">ODP:Cancel of "Open with PowerP" (context menu) brings error </text:a></text:p>
          </table:table-cell>
          <table:table-cell office:value-type="float" office:value="7">
            <text:p>7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49726">
            <text:p>1949726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49726&amp;group_id=169337&amp;atid=929855">Performance (Loading time) improvements</text:a></text:p>
          </table:table-cell>
          <table:table-cell office:value-type="float" office:value="6">
            <text:p>6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0589">
            <text:p>1950589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0589&amp;group_id=169337&amp;atid=929855">ODP: Tabulator not retained after conversion</text:a></text:p>
          </table:table-cell>
          <table:table-cell office:value-type="float" office:value="6">
            <text:p>6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3372">
            <text:p>1953372</text:p>
          </table:table-cell>
          <table:table-cell office:value-type="string">
            <text:p>PPT</text:p>
          </table:table-cell>
          <table:table-cell office:value-type="string">
            <text:p>PPTX: Roundtrip: language set to English (U.S) </text:p>
          </table:table-cell>
          <table:table-cell office:value-type="float" office:value="7">
            <text:p>7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3483">
            <text:p>1953483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3483&amp;group_id=169337&amp;atid=929855">PPT: Roundtrip: additional indentation added </text:a></text:p>
          </table:table-cell>
          <table:table-cell office:value-type="float" office:value="6">
            <text:p>6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6100">
            <text:p>1956100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6100&amp;group_id=169337&amp;atid=929855">PPT: date field in master lost </text:a></text:p>
          </table:table-cell>
          <table:table-cell office:value-type="float" office:value="7">
            <text:p>7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8710">
            <text:p>1958710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8710&amp;group_id=169337&amp;atid=929855">ODP leading blanks disappear </text:a></text:p>
          </table:table-cell>
          <table:table-cell office:value-type="float" office:value="6">
            <text:p>6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8717">
            <text:p>1958717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8717&amp;group_id=169337&amp;atid=929855">PPT Read only ppt files are not converted </text:a></text:p>
          </table:table-cell>
          <table:table-cell office:value-type="float" office:value="8">
            <text:p>8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8735">
            <text:p>1958735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8735&amp;group_id=169337&amp;atid=929855">PPTX: text box property "resize shape to fit text" is lost </text:a></text:p>
          </table:table-cell>
          <table:table-cell office:value-type="float" office:value="6">
            <text:p>6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8740">
            <text:p>1958740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8740&amp;group_id=169337&amp;atid=929855">PPTX shape text rotation and font wrongly translated </text:a></text:p>
          </table:table-cell>
          <table:table-cell office:value-type="float" office:value="6">
            <text:p>6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9344">
            <text:p>1959344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9344&amp;group_id=169337&amp;atid=929855">PPTX Code signing </text:a></text:p>
          </table:table-cell>
          <table:table-cell office:value-type="float" office:value="8">
            <text:p>8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9351">
            <text:p>1959351</text:p>
          </table:table-cell>
          <table:table-cell office:value-type="string">
            <text:p>PPT</text:p>
          </table:table-cell>
          <table:table-cell office:value-type="string">
            <text:p><text:a xlink:href="https://sourceforge.net/tracker/index.php?func=detail&amp;aid=1959351&amp;group_id=169337&amp;atid=929855">PPTX Options dialog for en/disabling the fidelity loss dialo </text:a></text:p>
          </table:table-cell>
          <table:table-cell office:value-type="float" office:value="8">
            <text:p>8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569331">
            <text:p>1569331</text:p>
          </table:table-cell>
          <table:table-cell office:value-type="string">
            <text:p>Word</text:p>
          </table:table-cell>
          <table:table-cell office:value-type="string">
            <text:p><text:a xlink:href="https://sourceforge.net/tracker/index.php?func=detail&amp;aid=1569331&amp;group_id=169337&amp;atid=966304">*** ODT: Drawing object (line/arrow) missing </text:a></text:p>
          </table:table-cell>
          <table:table-cell office:value-type="float" office:value="9">
            <text:p>9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98490">
            <text:p>1898490</text:p>
          </table:table-cell>
          <table:table-cell office:value-type="string">
            <text:p>Word</text:p>
          </table:table-cell>
          <table:table-cell office:value-type="string">
            <text:p><text:a xlink:href="https://sourceforge.net/tracker/index.php?func=detail&amp;aid=1898490&amp;group_id=169337&amp;atid=929855">Word -Fidelity message is showing ??? for Japanese language </text:a></text:p>
          </table:table-cell>
          <table:table-cell office:value-type="float" office:value="8">
            <text:p>8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77910">
            <text:p>1877910</text:p>
          </table:table-cell>
          <table:table-cell office:value-type="string">
            <text:p>Word</text:p>
          </table:table-cell>
          <table:table-cell office:value-type="string">
            <text:p><text:a xlink:href="https://sourceforge.net/tracker/index.php?func=detail&amp;aid=1877910&amp;group_id=169337&amp;atid=929855">Add Remove program- Support Info - Close Button Not Working </text:a></text:p>
          </table:table-cell>
          <table:table-cell office:value-type="float" office:value="8">
            <text:p>8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743365">
            <text:p>1743365</text:p>
          </table:table-cell>
          <table:table-cell office:value-type="string">
            <text:p>Word</text:p>
          </table:table-cell>
          <table:table-cell office:value-type="string">
            <text:p><text:a xlink:href="https://sourceforge.net/tracker/index.php?func=detail&amp;aid=1743365&amp;group_id=169337&amp;atid=966304">DOCX: Basic Shapes are not converted </text:a></text:p>
          </table:table-cell>
          <table:table-cell office:value-type="float" office:value="8">
            <text:p>8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36987">
            <text:p>1836987</text:p>
          </table:table-cell>
          <table:table-cell office:value-type="string">
            <text:p>Word</text:p>
          </table:table-cell>
          <table:table-cell office:value-type="string">
            <text:p><text:a xlink:href="https://sourceforge.net/tracker/index.php?func=detail&amp;aid=1836987&amp;group_id=169337&amp;atid=966304">Fill color and Triangle shape lost completely after conv. </text:a></text:p>
          </table:table-cell>
          <table:table-cell office:value-type="float" office:value="8">
            <text:p>8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16389">
            <text:p>1816389</text:p>
          </table:table-cell>
          <table:table-cell office:value-type="string">
            <text:p>Word</text:p>
          </table:table-cell>
          <table:table-cell office:value-type="string">
            <text:p><text:a xlink:href="https://sourceforge.net/tracker/index.php?func=detail&amp;aid=1816389&amp;group_id=169337&amp;atid=966304">ODT: draw:line is lost </text:a></text:p>
          </table:table-cell>
          <table:table-cell office:value-type="float" office:value="8">
            <text:p>8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16386">
            <text:p>1816386</text:p>
          </table:table-cell>
          <table:table-cell office:value-type="string">
            <text:p>Word</text:p>
          </table:table-cell>
          <table:table-cell office:value-type="string">
            <text:p><text:a xlink:href="https://sourceforge.net/tracker/index.php?func=detail&amp;aid=1816386&amp;group_id=169337&amp;atid=966304">DOCX: v:line is lost after conversion </text:a></text:p>
          </table:table-cell>
          <table:table-cell office:value-type="float" office:value="8">
            <text:p>8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741430">
            <text:p>1741430</text:p>
          </table:table-cell>
          <table:table-cell office:value-type="string">
            <text:p>Word</text:p>
          </table:table-cell>
          <table:table-cell office:value-type="string">
            <text:p><text:a xlink:href="https://sourceforge.net/tracker/index.php?func=detail&amp;aid=1741430&amp;group_id=169337&amp;atid=966304">DOCX: Conversion not happening for some shapes (shades) </text:a></text:p>
          </table:table-cell>
          <table:table-cell office:value-type="float" office:value="8">
            <text:p>8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08723">
            <text:p>1908723</text:p>
          </table:table-cell>
          <table:table-cell office:value-type="string">
            <text:p>Word</text:p>
          </table:table-cell>
          <table:table-cell office:value-type="string">
            <text:p><text:a xlink:href="https://sourceforge.net/tracker/index.php?func=detail&amp;aid=1908723&amp;group_id=169337&amp;atid=929855">Word - Folder/Files are not getting deleted after uninstall </text:a></text:p>
          </table:table-cell>
          <table:table-cell office:value-type="float" office:value="7">
            <text:p>7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35088">
            <text:p>1835088</text:p>
          </table:table-cell>
          <table:table-cell office:value-type="string">
            <text:p>Word</text:p>
          </table:table-cell>
          <table:table-cell office:value-type="string">
            <text:p><text:a xlink:href="https://sourceforge.net/tracker/index.php?func=detail&amp;aid=1835088&amp;group_id=169337&amp;atid=966304">DOCX Roundtrip: horizontal line becomes borders (shape) </text:a></text:p>
          </table:table-cell>
          <table:table-cell office:value-type="float" office:value="5">
            <text:p>5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806222">
            <text:p>1806222</text:p>
          </table:table-cell>
          <table:table-cell office:value-type="string">
            <text:p>Word</text:p>
          </table:table-cell>
          <table:table-cell office:value-type="string">
            <text:p><text:a xlink:href="https://sourceforge.net/tracker/index.php?func=detail&amp;aid=1806222&amp;group_id=169337&amp;atid=966304">DOCX: Graphic elements lost </text:a></text:p>
          </table:table-cell>
          <table:table-cell office:value-type="float" office:value="5">
            <text:p>5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float" office:value="1959353">
            <text:p>1959353</text:p>
          </table:table-cell>
          <table:table-cell office:value-type="string">
            <text:p>Word</text:p>
          </table:table-cell>
          <table:table-cell office:value-type="string">
            <text:p>DOCX Options dialog for en/disabling the fidelity loss dial </text:p>
          </table:table-cell>
          <table:table-cell office:value-type="float" office:value="8">
            <text:p>8</text:p>
          </table:table-cell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Line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Rectangle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Text Box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Arrow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Double Arrow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Elbow Connector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Elbow Arrow Connector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Elbow Double-Arrow Connector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Curved Connector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Rounded Rectangle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Snip Single Corner 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Oval 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Isosceles Triangle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Right Triangle 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Rectangular Callout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Rounded Rectangular Callout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Process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AlternateProcess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Decision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Data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Predefined Process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Internal Storage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Document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Multi document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Terminator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Oval Callout</text:p>
          </table:table-cell>
          <table:table-cell/>
          <table:table-cell office:value-type="string">
            <text:p>M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Right Arrow 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Left Arrow 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Up Arrow 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Down Arrow 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Trapezoid 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Can 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Cube 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Octagon 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Collate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Sort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Extract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Merge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Stored Data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Delay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Sequential Access Storage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Magnetic Disk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Direct Access Storage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Shape</text:p>
          </table:table-cell>
          <table:table-cell office:value-type="string">
            <text:p>Word</text:p>
          </table:table-cell>
          <table:table-cell office:value-type="string">
            <text:p>FlowChart: Display</text:p>
          </table:table-cell>
          <table:table-cell/>
          <table:table-cell office:value-type="string">
            <text:p>M2</text:p>
          </table:table-cell>
          <table:table-cell office:value-type="string">
            <text:p>Open</text:p>
          </table:table-cell>
        </table:table-row>
        <table:table-row table:style-name="ro3">
          <table:table-cell table:style-name="ce3" office:value-type="float" office:value="1907136">
            <text:p>190713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7136&amp;group_id=169337&amp;atid=929855">XLSX German Read-me contains incomplete sentences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7" office:value-type="string">
            <text:p>Fixed</text:p>
          </table:table-cell>
        </table:table-row>
        <table:table-row table:style-name="ro3">
          <table:table-cell table:style-name="ce3" office:value-type="float" office:value="1780009">
            <text:p>178000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80009&amp;group_id=169337&amp;atid=929855">XLSX: Parts of borders of merged cells are not retained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7" office:value-type="string">
            <text:p>Open</text:p>
          </table:table-cell>
        </table:table-row>
        <table:table-row table:style-name="ro3">
          <table:table-cell table:style-name="ce3" office:value-type="float" office:value="1704269">
            <text:p>170426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04269&amp;group_id=169337&amp;atid=929855">Cell border not properly retained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7" office:value-type="string">
            <text:p>Open</text:p>
          </table:table-cell>
        </table:table-row>
        <table:table-row table:style-name="ro3">
          <table:table-cell table:style-name="ce3" office:value-type="float" office:value="1772957">
            <text:p>177295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72957&amp;group_id=169337&amp;atid=929855">ODS Roundtrip manual column and row breaks lost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7" office:value-type="string">
            <text:p>Open</text:p>
          </table:table-cell>
        </table:table-row>
        <table:table-row table:style-name="ro3">
          <table:table-cell table:style-name="ce3" office:value-type="float" office:value="1874669">
            <text:p>187466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External Links are not retaining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7" office:value-type="string">
            <text:p>Working With Previous Code</text:p>
          </table:table-cell>
        </table:table-row>
        <table:table-row table:style-name="ro3">
          <table:table-cell table:style-name="ce3" office:value-type="float" office:value="1769066">
            <text:p>1769066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69066&amp;group_id=169337&amp;atid=929855">XLSX: Conversion times between 2 and 10 minutes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7" office:value-type="string">
            <text:p>Open</text:p>
          </table:table-cell>
        </table:table-row>
        <table:table-row table:style-name="ro3">
          <table:table-cell table:style-name="ce3" office:value-type="float" office:value="1897965">
            <text:p>189796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97965&amp;group_id=169337&amp;atid=929855">ODS Roundtrip: Conversion times 2..10min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7" office:value-type="string">
            <text:p>Open</text:p>
          </table:table-cell>
        </table:table-row>
        <table:table-row table:style-name="ro3">
          <table:table-cell table:style-name="ce3" office:value-type="float" office:value="1898009">
            <text:p>189800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98009&amp;group_id=169337&amp;atid=929855">XLSX borders in grouped columns lost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27" office:value-type="string">
            <text:p>Open</text:p>
          </table:table-cell>
        </table:table-row>
        <table:table-row table:style-name="ro3">
          <table:table-cell table:style-name="ce3" office:value-type="float" office:value="1777584">
            <text:p>1777584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777584&amp;group_id=169337&amp;atid=929855">XLSX: Freeze Pane not retained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27" office:value-type="string">
            <text:p>Open</text:p>
          </table:table-cell>
        </table:table-row>
        <table:table-row table:style-name="ro3">
          <table:table-cell table:style-name="ce3" office:value-type="float" office:value="1954118">
            <text:p>1954118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54118&amp;group_id=169337&amp;atid=929855">XLSX: AddIn dialog file type description 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27" office:value-type="string">
            <text:p>Fixed</text:p>
          </table:table-cell>
        </table:table-row>
        <table:table-row table:style-name="ro3">
          <table:table-cell table:style-name="ce3" office:value-type="float" office:value="1907127">
            <text:p>1907127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907127&amp;group_id=169337&amp;atid=929855">Protected file raises "Conversion failed" message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1</text:p>
          </table:table-cell>
          <table:table-cell table:style-name="ce27" office:value-type="string">
            <text:p>Open</text:p>
          </table:table-cell>
        </table:table-row>
        <table:table-row table:style-name="ro3">
          <table:table-cell table:style-name="ce3" office:value-type="float" office:value="1803262">
            <text:p>1803262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3262&amp;group_id=169337&amp;atid=929855">ODS Data filter for merged cell is not properly retained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7" office:value-type="string">
            <text:p>Comment And Close</text:p>
          </table:table-cell>
        </table:table-row>
        <table:table-row table:style-name="ro3">
          <table:table-cell table:style-name="ce3" office:value-type="float" office:value="1803329">
            <text:p>1803329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03329&amp;group_id=169337&amp;atid=929855">ODS Filters – smallest % &amp; greatest % not properly retained </text:a>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M1</text:p>
          </table:table-cell>
          <table:table-cell table:style-name="ce27" office:value-type="string">
            <text:p>Open</text:p>
          </table:table-cell>
        </table:table-row>
        <table:table-row table:style-name="ro3">
          <table:table-cell table:style-name="ce3" office:value-type="float" office:value="1877455">
            <text:p>187745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455&amp;group_id=169337&amp;atid=929855">ODS: Cell borders not retained</text:a>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1</text:p>
          </table:table-cell>
          <table:table-cell table:style-name="ce27" office:value-type="string">
            <text:p>Open</text:p>
          </table:table-cell>
        </table:table-row>
        <table:table-row table:style-name="ro3">
          <table:table-cell table:style-name="ce3" office:value-type="float" office:value="1877475">
            <text:p>1877475</text:p>
          </table:table-cell>
          <table:table-cell table:style-name="ce3" office:value-type="string">
            <text:p>Excel</text:p>
          </table:table-cell>
          <table:table-cell table:style-name="ce3" office:value-type="string">
            <text:p><text:a xlink:href="https://sourceforge.net/tracker/index.php?func=detail&amp;aid=1877475&amp;group_id=169337&amp;atid=929855">ODS: pictures not retained</text:a>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M1</text:p>
          </table:table-cell>
          <table:table-cell table:style-name="ce27" office:value-type="string">
            <text:p>Out Of Scope</text:p>
          </table:table-cell>
        </table:table-row>
        <table:table-row table:style-name="ro1">
          <table:table-cell table:style-name="Default" table:number-columns-repeated="6"/>
        </table:table-row>
      </table:table>
      <table:named-expressions>
        <table:named-range table:name="_xlnm._FilterDatabase" table:base-cell-address="$Freeze_column.$B$1" table:cell-range-address="$Freeze_Row.$B$1:.$F$172"/>
        <table:named-expression table:name="_xlnm._FilterDatabase_1" table:base-cell-address="$Freeze_Row.$B$1" table:expression="0"/>
      </table:named-expressions>
      <table:database-ranges>
        <table:database-range table:name="Freeze_column" table:target-range-address="Freeze_column.B1:Freeze_column.F172" table:display-filter-buttons="true">
          <table:filter>
            <table:filter-and>
              <table:filter-condition table:field-number="0" table:value="Excel" table:operator="="/>
              <table:filter-condition table:field-number="3" table:value="M1" table:operator="="/>
            </table:filter-and>
          </table:filter>
        </table:database-range>
        <table:database-range table:name="Freeze_Row" table:target-range-address="Freeze_Row.B1:Freeze_Row.F172" table:display-filter-buttons="true">
          <table:filter>
            <table:filter-and>
              <table:filter-condition table:field-number="0" table:value="Excel" table:operator="="/>
              <table:filter-condition table:field-number="3" table:value="M1" table:operator="="/>
            </table:filter-and>
          </table:filter>
        </table:database-range>
        <table:database-range table:target-range-address="Freeze_Row.A1:Freeze_Row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20.18pt"/>
      <style:text-properties style:font-name="Arial" fo:language="en" fo:country="US" style:font-name-asian="Arial Unicode MS" style:language-asian="zh" style:country-asian="HK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fo:color="#000000" style:font-name="Arial1" fo:font-size="11pt" style:font-name-asian="Arial1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D0EDMEM" style:family="table-cell" style:parent-style-name="Default">
      <style:table-cell-properties fo:background-color="#00b050"/>
    </style:style>
    <style:style style:name="ID0EKMEM" style:family="table-cell" style:parent-style-name="Default">
      <style:table-cell-properties fo:background-color="#00b050"/>
    </style:style>
    <style:style style:name="ID0ERMEM" style:family="table-cell" style:parent-style-name="Default">
      <style:table-cell-properties fo:background-color="#00b050"/>
    </style:style>
    <style:style style:name="ID0EYMEM" style:family="table-cell" style:parent-style-name="Default">
      <style:table-cell-properties fo:background-color="#00b050"/>
    </style:style>
    <style:style style:name="ID0E6MEM" style:family="table-cell" style:parent-style-name="Default">
      <style:table-cell-properties fo:background-color="#00b050"/>
    </style:style>
    <style:style style:name="ID0EGNEM" style:family="table-cell" style:parent-style-name="Default">
      <style:table-cell-properties fo:background-color="#00b050"/>
    </style:style>
    <style:style style:name="ID0ENNEM" style:family="table-cell" style:parent-style-name="Default">
      <style:table-cell-properties fo:background-color="#00b050"/>
    </style:style>
    <style:style style:name="ID0EUNEM" style:family="table-cell" style:parent-style-name="Default">
      <style:table-cell-properties fo:background-color="#00b050"/>
    </style:style>
    <style:style style:name="ID0E2NEM" style:family="table-cell" style:parent-style-name="Default">
      <style:table-cell-properties fo:background-color="#00b050"/>
    </style:style>
    <style:style style:name="ID0ECOEM" style:family="table-cell" style:parent-style-name="Default">
      <style:table-cell-properties fo:background-color="#00b050"/>
    </style:style>
    <style:style style:name="ID0EJOEM" style:family="table-cell" style:parent-style-name="Default">
      <style:table-cell-properties fo:background-color="#00b050"/>
    </style:style>
    <style:style style:name="ID0EQOEM" style:family="table-cell" style:parent-style-name="Default">
      <style:table-cell-properties fo:background-color="#00b050"/>
    </style:style>
    <style:style style:name="ID0EXOEM" style:family="table-cell" style:parent-style-name="Default">
      <style:table-cell-properties fo:background-color="#00b050"/>
    </style:style>
    <style:style style:name="ID0E5OEM" style:family="table-cell" style:parent-style-name="Default">
      <style:table-cell-properties fo:background-color="#00b050"/>
    </style:style>
    <style:style style:name="ID0EFPEM" style:family="table-cell" style:parent-style-name="Default">
      <style:table-cell-properties fo:background-color="#00b050"/>
    </style:style>
  </office:styles>
  <office:automatic-styles>
    <style:page-layout style:name="pm1">
      <style:page-layout-properties fo:margin-top="21.6pt" fo:margin-bottom="21.6pt" fo:margin-left="50.4pt" fo:margin-right="50.4pt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9">12/09/2008</text:date>, <text:time>17:3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Prad</meta:initial-creator>
    <meta:creation-date>2008-05-12T07:51:48</meta:creation-date>
    <dc:date>2008-12-09T17:36:07</dc:date>
    <meta:editing-cycles>5</meta:editing-cycles>
    <meta:editing-duration>PT12M1S</meta:editing-duration>
    <meta:user-defined meta:name="Info 1"/>
    <meta:user-defined meta:name="Info 2"/>
    <meta:user-defined meta:name="Info 3"/>
    <meta:user-defined meta:name="Info 4"/>
    <meta:user-defined meta:name="Company" meta:value-type="string">ssl</meta:user-defined>
    <meta:document-statistic meta:table-count="3" meta:cell-count="3180"/>
  </office:meta>
</office:document-meta>
</file>